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text-properties officeooo:rsid="00116f82" officeooo:paragraph-rsid="00116f82"/>
    </style:style>
    <style:style style:name="P2" style:family="paragraph" style:parent-style-name="Standard">
      <style:text-properties officeooo:paragraph-rsid="00116f82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text-properties fo:color="#cccccc" loext:opacity="100%" style:font-name="Consolas" fo:font-size="10.5pt" fo:font-weight="normal" officeooo:rsid="00116f82" officeooo:paragraph-rsid="00116f82" fo:background-color="#1f1f1f"/>
    </style:style>
    <style:style style:name="P6" style:family="paragraph" style:parent-style-name="Standard">
      <style:text-properties fo:color="#cccccc" loext:opacity="100%" style:font-name="Consolas" fo:font-size="10.5pt" fo:font-weight="normal" officeooo:paragraph-rsid="00116f82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rsid="001501af" officeooo:paragraph-rsid="001501af" fo:background-color="#1f1f1f"/>
    </style:style>
    <style:style style:name="P8" style:family="paragraph" style:parent-style-name="Standard">
      <style:text-properties fo:color="#cccccc" loext:opacity="100%" style:font-name="Consolas" fo:font-size="10.5pt" fo:font-weight="normal" officeooo:rsid="0016416e" officeooo:paragraph-rsid="0016416e" fo:background-color="#1f1f1f"/>
    </style:style>
    <style:style style:name="P9" style:family="paragraph" style:parent-style-name="Standard">
      <style:text-properties fo:color="#cccccc" loext:opacity="100%" style:font-name="Consolas" fo:font-size="10.5pt" fo:font-weight="normal" officeooo:rsid="0019f753" officeooo:paragraph-rsid="0019f753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11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P12" style:family="paragraph" style:parent-style-name="Standard">
      <style:text-properties fo:color="#6a9955" loext:opacity="100%" style:font-name="Consolas" fo:font-size="10.5pt" fo:font-weight="normal" officeooo:rsid="00116f82" officeooo:paragraph-rsid="00116f82" fo:background-color="#1f1f1f"/>
    </style:style>
    <style:style style:name="P13" style:family="paragraph" style:parent-style-name="Standard">
      <style:text-properties fo:color="#6a9955" loext:opacity="100%" style:font-name="Consolas" fo:font-size="10.5pt" fo:font-weight="normal" officeooo:rsid="001501af" officeooo:paragraph-rsid="001501af" fo:background-color="#1f1f1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officeooo:rsid="001501af" officeooo:paragraph-rsid="001501af"/>
    </style:style>
    <style:style style:name="P16" style:family="paragraph" style:parent-style-name="Standard">
      <style:text-properties officeooo:rsid="001501af" officeooo:paragraph-rsid="0019f753"/>
    </style:style>
    <style:style style:name="P17" style:family="paragraph" style:parent-style-name="Standard">
      <style:text-properties officeooo:paragraph-rsid="001501af"/>
    </style:style>
    <style:style style:name="P18" style:family="paragraph" style:parent-style-name="Standard">
      <style:text-properties officeooo:rsid="0016416e" officeooo:paragraph-rsid="0016416e"/>
    </style:style>
    <style:style style:name="P19" style:family="paragraph" style:parent-style-name="Standard">
      <style:text-properties officeooo:rsid="0019f753" officeooo:paragraph-rsid="0019f753"/>
    </style:style>
    <style:style style:name="T1" style:family="text">
      <style:text-properties officeooo:rsid="00116f82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10.5pt" fo:font-weight="normal"/>
    </style:style>
    <style:style style:name="T4" style:family="text">
      <style:text-properties fo:color="#c586c0" loext:opacity="100%" style:font-name="Consolas" fo:font-size="10.5pt" fo:font-weight="normal" fo:background-color="#1f1f1f" loext:char-shading-value="0"/>
    </style:style>
    <style:style style:name="T5" style:family="text">
      <style:text-properties fo:color="#cccccc" loext:opacity="100%" style:font-name="Consolas" fo:font-size="10.5pt" fo:font-weight="normal" fo:background-color="#1f1f1f" loext:char-shading-value="0"/>
    </style:style>
    <style:style style:name="T6" style:family="text">
      <style:text-properties fo:color="#cccccc" loext:opacity="100%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 fo:background-color="#1f1f1f" loext:char-shading-value="0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10.5pt" fo:font-weight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 fo:background-color="#1f1f1f" loext:char-shading-value="0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808080" loext:opacity="100%"/>
    </style:style>
    <style:style style:name="T20" style:family="text">
      <style:text-properties fo:color="#808080" loext:opacity="100%" style:font-name="Consolas" fo:font-size="10.5pt" fo:font-weight="normal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style:font-name="Consolas" fo:font-size="10.5pt" fo:font-weight="normal"/>
    </style:style>
    <style:style style:name="T23" style:family="text">
      <style:text-properties fo:color="#d4d4d4" loext:opacity="100%"/>
    </style:style>
    <style:style style:name="T24" style:family="text">
      <style:text-properties fo:color="#d4d4d4" loext:opacity="100%" style:font-name="Consolas" fo:font-size="10.5pt" fo:font-weight="normal"/>
    </style:style>
    <style:style style:name="T25" style:family="text">
      <style:text-properties fo:color="#6a9955" loext:opacity="100%"/>
    </style:style>
    <style:style style:name="T26" style:family="text">
      <style:text-properties fo:color="#6a9955" loext:opacity="100%" style:font-name="Consolas" fo:font-size="10.5pt" fo:font-weight="normal"/>
    </style:style>
    <style:style style:name="T27" style:family="text">
      <style:text-properties fo:color="#6a9955" loext:opacity="100%" style:font-name="Consolas" fo:font-size="10.5pt" fo:font-weight="normal" fo:background-color="#1f1f1f" loext:char-shading-value="0"/>
    </style:style>
    <style:style style:name="T28" style:family="text">
      <style:text-properties fo:color="#4fc1ff" loext:opacity="100%"/>
    </style:style>
    <style:style style:name="T29" style:family="text">
      <style:text-properties fo:color="#4fc1ff" loext:opacity="100%" style:font-name="Consolas" fo:font-size="10.5pt" fo:font-weight="normal"/>
    </style:style>
    <style:style style:name="T30" style:family="text">
      <style:text-properties fo:color="#4fc1ff" loext:opacity="100%" style:font-name="Consolas" fo:font-size="10.5pt" fo:font-weight="normal" fo:background-color="#1f1f1f" loext:char-shading-value="0"/>
    </style:style>
    <style:style style:name="T31" style:family="text">
      <style:text-properties officeooo:rsid="00133226"/>
    </style:style>
    <style:style style:name="T32" style:family="text">
      <style:text-properties officeooo:rsid="001501af"/>
    </style:style>
    <style:style style:name="T33" style:family="text">
      <style:text-properties fo:color="#b5cea8" loext:opacity="100%"/>
    </style:style>
    <style:style style:name="T34" style:family="text">
      <style:text-properties fo:color="#b5cea8" loext:opacity="100%" style:font-name="Consolas" fo:font-size="10.5pt" fo:font-weight="normal"/>
    </style:style>
    <style:style style:name="T35" style:family="text">
      <style:text-properties fo:color="#d7ba7d" loext:opacity="100%" style:font-name="Consolas" fo:font-size="10.5pt" fo:font-weight="normal"/>
    </style:style>
    <style:style style:name="T36" style:family="text">
      <style:text-properties officeooo:rsid="0016416e"/>
    </style:style>
    <style:style style:name="T37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38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7bcdd"/>
    </style:style>
    <style:style style:name="T39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40" style:family="text">
      <style:text-properties fo:font-variant="normal" fo:text-transform="none" fo:color="#374151" loext:opacity="100%" style:font-name="S hne" fo:font-size="12pt" fo:letter-spacing="normal" fo:font-style="normal" fo:font-weight="normal" officeooo:rsid="001946e7"/>
    </style:style>
    <style:style style:name="T41" style:family="text">
      <style:text-properties fo:font-variant="normal" fo:text-transform="none" fo:color="#374151" loext:opacity="100%" fo:letter-spacing="normal"/>
    </style:style>
    <style:style style:name="T42" style:family="text">
      <style:text-properties officeooo:rsid="001946e7"/>
    </style:style>
    <style:style style:name="T43" style:family="text">
      <style:text-properties loext:padding="0.049cm" loext:border="0.06pt solid #d9d9e3"/>
    </style:style>
    <style:style style:name="T44" style:family="text">
      <style:text-properties officeooo:rsid="0019f753"/>
    </style:style>
    <style:style style:name="T45" style:family="text">
      <style:text-properties officeooo:rsid="001b4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ho o seguinte projeto ‘frontend’ feito em ‘React’:</text:p>
      <text:p text:style-name="P1"/>
      <text:p text:style-name="P1">Arquivo ‘Public’: contendo imagens;</text:p>
      <text:p text:style-name="P1"/>
      <text:p text:style-name="P1">Diretório ‘src’, contendo os seguintes arquivos e pastas:</text:p>
      <text:p text:style-name="P1"/>
      <text:p text:style-name="P1">arquivo ‘App.jsx’ com a seguinte configuração:</text:p>
      <text:p text:style-name="P1"/>
      <text:p text:style-name="P12">// src/App.js</text:p>
      <text:p text:style-name="P3"><text:span text:style-name="T2">import</text:span> <text:span text:style-name="T7">React</text:span> <text:span text:style-name="T2">from</text:span> <text:span text:style-name="T10">'react'</text:span>;</text:p>
      <text:p text:style-name="P3"><text:span text:style-name="T2">import</text:span> <text:span text:style-name="T7">AppRouter</text:span> <text:span text:style-name="T2">from</text:span> <text:span text:style-name="T10">'./AppRouter'</text:span>;</text:p>
      <text:p text:style-name="P14"/>
      <text:p text:style-name="P3"><text:span text:style-name="T13">function</text:span> <text:span text:style-name="T15">App</text:span>() {</text:p>
      <text:p text:style-name="P10">  <text:span text:style-name="T3">return</text:span><text:span text:style-name="T18"> (</text:span></text:p>
      <text:p text:style-name="P10">    <text:span text:style-name="T20">&lt;</text:span><text:span text:style-name="T14">div</text:span><text:span text:style-name="T20">&gt;</text:span></text:p>
      <text:p text:style-name="P10">      <text:span text:style-name="T20">&lt;</text:span><text:span text:style-name="T22">AppRouter</text:span><text:span text:style-name="T18"> </text:span><text:span text:style-name="T20">/&gt;</text:span><text:span text:style-name="T18"> </text:span></text:p>
      <text:p text:style-name="P10">    <text:span text:style-name="T20">&lt;/</text:span><text:span text:style-name="T14">div</text:span><text:span text:style-name="T20">&gt;</text:span></text:p>
      <text:p text:style-name="P10">  <text:span text:style-name="T18">);</text:span></text:p>
      <text:p text:style-name="P3">}</text:p>
      <text:p text:style-name="P14"/>
      <text:p text:style-name="P3"><text:span text:style-name="T2">export</text:span> <text:span text:style-name="T2">default</text:span> <text:span text:style-name="T15">App</text:span>;</text:p>
      <text:p text:style-name="P3"/>
      <text:p text:style-name="P3"/>
      <text:p text:style-name="Standard">arquivo ‘App<text:span text:style-name="T1">Router</text:span>.jsx’ com a seguinte configuração:</text:p>
      <text:p text:style-name="Standard"/>
      <text:p text:style-name="P3"><text:span text:style-name="T2">import</text:span> <text:span text:style-name="T7">React</text:span> <text:span text:style-name="T2">from</text:span> <text:span text:style-name="T10">'react'</text:span>;</text:p>
      <text:p text:style-name="P3"><text:span text:style-name="T2">import</text:span> { <text:span text:style-name="T7">BrowserRouter</text:span> <text:span text:style-name="T2">as</text:span> <text:span text:style-name="T7">Router</text:span>, <text:span text:style-name="T7">Routes</text:span>, <text:span text:style-name="T7">Route</text:span> } <text:span text:style-name="T2">from</text:span> <text:span text:style-name="T10">'react-router-dom'</text:span>;</text:p>
      <text:p text:style-name="P3"><text:span text:style-name="T2">import</text:span> <text:span text:style-name="T7">Simule</text:span> <text:span text:style-name="T2">from</text:span> <text:span text:style-name="T10">'./components/Simule'</text:span>;</text:p>
      <text:p text:style-name="P3"><text:span text:style-name="T2">import</text:span> <text:span text:style-name="T7">Resultado</text:span> <text:span text:style-name="T2">from</text:span> <text:span text:style-name="T10">'./components/Resultado'</text:span>;</text:p>
      <text:p text:style-name="P14"/>
      <text:p text:style-name="P3"><text:span text:style-name="T13">function</text:span> <text:span text:style-name="T15">AppRouter</text:span>() {</text:p>
      <text:p text:style-name="P10">  <text:span text:style-name="T3">return</text:span><text:span text:style-name="T18"> (</text:span></text:p>
      <text:p text:style-name="P10">    <text:span text:style-name="T20">&lt;</text:span><text:span text:style-name="T22">Router</text:span><text:span text:style-name="T20">&gt;</text:span></text:p>
      <text:p text:style-name="P10">      <text:span text:style-name="T20">&lt;</text:span><text:span text:style-name="T22">Routes</text:span><text:span text:style-name="T20">&gt;</text:span></text:p>
      <text:p text:style-name="P10">        <text:span text:style-name="T20">&lt;</text:span><text:span text:style-name="T22">Route</text:span><text:span text:style-name="T18"> </text:span><text:span text:style-name="T8">path</text:span><text:span text:style-name="T24">=</text:span><text:span text:style-name="T11">"/simule"</text:span><text:span text:style-name="T18"> </text:span><text:span text:style-name="T8">element</text:span><text:span text:style-name="T24">=</text:span><text:span text:style-name="T14">{</text:span><text:span text:style-name="T20">&lt;</text:span><text:span text:style-name="T22">Simule</text:span><text:span text:style-name="T24"> </text:span><text:span text:style-name="T20">/&gt;</text:span><text:span text:style-name="T14">}</text:span><text:span text:style-name="T18"> </text:span><text:span text:style-name="T20">/&gt;</text:span></text:p>
      <text:p text:style-name="P10">        <text:span text:style-name="T20">&lt;</text:span><text:span text:style-name="T22">Route</text:span><text:span text:style-name="T18"> </text:span><text:span text:style-name="T8">path</text:span><text:span text:style-name="T24">=</text:span><text:span text:style-name="T11">"/resultado"</text:span><text:span text:style-name="T18"> </text:span><text:span text:style-name="T8">element</text:span><text:span text:style-name="T24">=</text:span><text:span text:style-name="T14">{</text:span><text:span text:style-name="T20">&lt;</text:span><text:span text:style-name="T22">Resultado</text:span><text:span text:style-name="T24"> </text:span><text:span text:style-name="T20">/&gt;</text:span><text:span text:style-name="T14">}</text:span><text:span text:style-name="T18"> </text:span><text:span text:style-name="T20">/&gt;</text:span></text:p>
      <text:p text:style-name="P10">      <text:span text:style-name="T20">&lt;/</text:span><text:span text:style-name="T22">Routes</text:span><text:span text:style-name="T20">&gt;</text:span></text:p>
      <text:p text:style-name="P10">    <text:span text:style-name="T20">&lt;/</text:span><text:span text:style-name="T22">Router</text:span><text:span text:style-name="T20">&gt;</text:span></text:p>
      <text:p text:style-name="P10">  <text:span text:style-name="T18">);</text:span></text:p>
      <text:p text:style-name="P3">}</text:p>
      <text:p text:style-name="P14"/>
      <text:p text:style-name="P3"><text:span text:style-name="T2">export</text:span> <text:span text:style-name="T2">default</text:span> <text:span text:style-name="T15">AppRouter</text:span>;</text:p>
      <text:p text:style-name="P3"/>
      <text:p text:style-name="Standard"/>
      <text:p text:style-name="P2">arquivo ‘<text:span text:style-name="T1">main</text:span>.jsx’ com a seguinte configuração:</text:p>
      <text:p text:style-name="P2"/>
      <text:p text:style-name="P6"><text:span text:style-name="T2">import</text:span> <text:span text:style-name="T7">React</text:span> <text:span text:style-name="T2">from</text:span> <text:span text:style-name="T10">'react'</text:span></text:p>
      <text:p text:style-name="P3"><text:span text:style-name="T2">import</text:span> <text:span text:style-name="T7">ReactDOM</text:span> <text:span text:style-name="T2">from</text:span> <text:span text:style-name="T10">'react-dom'</text:span></text:p>
      <text:p text:style-name="P3"><text:span text:style-name="T2">import</text:span> <text:span text:style-name="T7">App</text:span> <text:span text:style-name="T2">from</text:span> <text:span text:style-name="T10">'./App.jsx'</text:span></text:p>
      <text:p text:style-name="P3"><text:span text:style-name="T2">import</text:span> <text:span text:style-name="T10">'./index.css'</text:span></text:p>
      <text:p text:style-name="P14"/>
      <text:p text:style-name="P3"><text:soft-page-break/><text:span text:style-name="T7">ReactDOM</text:span>.<text:span text:style-name="T15">render</text:span>(</text:p>
      <text:p text:style-name="P10">  <text:span text:style-name="T20">&lt;</text:span><text:span text:style-name="T22">React.StrictMode</text:span><text:span text:style-name="T20">&gt;</text:span></text:p>
      <text:p text:style-name="P10">    <text:span text:style-name="T20">&lt;</text:span><text:span text:style-name="T22">App</text:span><text:span text:style-name="T18"> </text:span><text:span text:style-name="T20">/&gt;</text:span></text:p>
      <text:p text:style-name="P10">  <text:span text:style-name="T20">&lt;/</text:span><text:span text:style-name="T22">React.StrictMode</text:span><text:span text:style-name="T20">&gt;</text:span><text:span text:style-name="T18">,</text:span></text:p>
      <text:p text:style-name="P10">  <text:span text:style-name="T8">document</text:span><text:span text:style-name="T18">.</text:span><text:span text:style-name="T16">getElementById</text:span><text:span text:style-name="T18">(</text:span><text:span text:style-name="T11">'root'</text:span><text:span text:style-name="T18">)</text:span></text:p>
      <text:p text:style-name="P3">);</text:p>
      <text:p text:style-name="P3"/>
      <text:p text:style-name="P2"/>
      <text:p text:style-name="Standard">arquivo ‘<text:span text:style-name="T1">index.html</text:span>’ com a seguinte configuração:</text:p>
      <text:p text:style-name="Standard"/>
      <text:p text:style-name="P3"><text:span text:style-name="T19">&lt;!</text:span><text:span text:style-name="T13">doctype</text:span> <text:span text:style-name="T7">html</text:span><text:span text:style-name="T19">&gt;</text:span></text:p>
      <text:p text:style-name="P3"><text:span text:style-name="T19">&lt;</text:span><text:span text:style-name="T13">html</text:span> <text:span text:style-name="T7">lang</text:span>=<text:span text:style-name="T10">"pt-br"</text:span><text:span text:style-name="T19">&gt;</text:span></text:p>
      <text:p text:style-name="P10">  <text:span text:style-name="T20">&lt;</text:span><text:span text:style-name="T14">head</text:span><text:span text:style-name="T20">&gt;</text:span></text:p>
      <text:p text:style-name="P10">    <text:span text:style-name="T20">&lt;</text:span><text:span text:style-name="T14">meta</text:span><text:span text:style-name="T18"> </text:span><text:span text:style-name="T8">charset</text:span><text:span text:style-name="T18">=</text:span><text:span text:style-name="T11">"UTF-8"</text:span><text:span text:style-name="T18"> </text:span><text:span text:style-name="T20">/&gt;</text:span></text:p>
      <text:p text:style-name="P10">    <text:span text:style-name="T20">&lt;</text:span><text:span text:style-name="T14">link</text:span><text:span text:style-name="T18"> </text:span><text:span text:style-name="T8">rel</text:span><text:span text:style-name="T18">=</text:span><text:span text:style-name="T11">"icon"</text:span><text:span text:style-name="T18"> </text:span><text:span text:style-name="T8">type</text:span><text:span text:style-name="T18">=</text:span><text:span text:style-name="T11">"image/svg+xml"</text:span><text:span text:style-name="T18"> </text:span><text:span text:style-name="T8">href</text:span><text:span text:style-name="T18">=</text:span><text:span text:style-name="T11">"/vite.svg"</text:span><text:span text:style-name="T18"> </text:span><text:span text:style-name="T20">/&gt;</text:span></text:p>
      <text:p text:style-name="P10">    <text:span text:style-name="T20">&lt;</text:span><text:span text:style-name="T14">meta</text:span><text:span text:style-name="T18"> </text:span><text:span text:style-name="T8">name</text:span><text:span text:style-name="T18">=</text:span><text:span text:style-name="T11">"viewport"</text:span><text:span text:style-name="T18"> </text:span><text:span text:style-name="T8">content</text:span><text:span text:style-name="T18">=</text:span><text:span text:style-name="T11">"width=device-width, initial-scale=1.0"</text:span><text:span text:style-name="T18"> </text:span><text:span text:style-name="T20">/&gt;</text:span></text:p>
      <text:p text:style-name="P10">    <text:span text:style-name="T20">&lt;</text:span><text:span text:style-name="T14">title</text:span><text:span text:style-name="T20">&gt;</text:span><text:span text:style-name="T18">Educação Financeira</text:span><text:span text:style-name="T20">&lt;/</text:span><text:span text:style-name="T14">title</text:span><text:span text:style-name="T20">&gt;</text:span></text:p>
      <text:p text:style-name="P10">  <text:span text:style-name="T20">&lt;/</text:span><text:span text:style-name="T14">head</text:span><text:span text:style-name="T20">&gt;</text:span></text:p>
      <text:p text:style-name="P10">  <text:span text:style-name="T20">&lt;</text:span><text:span text:style-name="T14">body</text:span><text:span text:style-name="T20">&gt;</text:span></text:p>
      <text:p text:style-name="P10">    <text:span text:style-name="T20">&lt;</text:span><text:span text:style-name="T14">div</text:span><text:span text:style-name="T18"> </text:span><text:span text:style-name="T8">id</text:span><text:span text:style-name="T18">=</text:span><text:span text:style-name="T11">"root"</text:span><text:span text:style-name="T20">&gt;&lt;/</text:span><text:span text:style-name="T14">div</text:span><text:span text:style-name="T20">&gt;</text:span></text:p>
      <text:p text:style-name="P10">    <text:span text:style-name="T20">&lt;</text:span><text:span text:style-name="T14">script</text:span><text:span text:style-name="T24"> </text:span><text:span text:style-name="T8">type</text:span><text:span text:style-name="T24">=</text:span><text:span text:style-name="T11">"module"</text:span><text:span text:style-name="T24"> </text:span><text:span text:style-name="T8">src</text:span><text:span text:style-name="T24">=</text:span><text:span text:style-name="T11">"/src/main.jsx"</text:span><text:span text:style-name="T20">&gt;&lt;/</text:span><text:span text:style-name="T14">script</text:span><text:span text:style-name="T20">&gt;</text:span></text:p>
      <text:p text:style-name="P10">  <text:span text:style-name="T20">&lt;/</text:span><text:span text:style-name="T14">body</text:span><text:span text:style-name="T20">&gt;</text:span></text:p>
      <text:p text:style-name="P3"><text:span text:style-name="T19">&lt;/</text:span><text:span text:style-name="T13">html</text:span><text:span text:style-name="T19">&gt;</text:span></text:p>
      <text:p text:style-name="P3"/>
      <text:p text:style-name="Standard"/>
      <text:p text:style-name="P1">pasta ‘components’ com os seguintes arquivos e configurações:</text:p>
      <text:p text:style-name="P1"/>
      <text:p text:style-name="P1">componente ‘Simule.jsx’, com a seguinte configuração:</text:p>
      <text:p text:style-name="P1"/>
      <text:p text:style-name="P5"><text:span text:style-name="T2">import</text:span> <text:span text:style-name="T7">React</text:span>, { <text:span text:style-name="T7">useState</text:span> } <text:span text:style-name="T2">from</text:span> <text:span text:style-name="T10">'react'</text:span>;</text:p>
      <text:p text:style-name="P3"><text:span text:style-name="T2">import</text:span> { <text:span text:style-name="T7">useNavigate</text:span> } <text:span text:style-name="T2">from</text:span> <text:span text:style-name="T10">'react-router-dom'</text:span>; <text:span text:style-name="T25">// Importe useNavigate</text:span></text:p>
      <text:p text:style-name="P14"/>
      <text:p text:style-name="P3"><text:span text:style-name="T13">function</text:span> <text:span text:style-name="T15">SimulePage</text:span>() {</text:p>
      <text:p text:style-name="P10">  <text:span text:style-name="T14">const</text:span><text:span text:style-name="T18"> </text:span><text:span text:style-name="T16">navigate</text:span><text:span text:style-name="T18"> </text:span><text:span text:style-name="T24">=</text:span><text:span text:style-name="T18"> </text:span><text:span text:style-name="T16">useNavigate</text:span><text:span text:style-name="T18">(); </text:span><text:span text:style-name="T26">// Obtenha o navigate</text:span></text:p>
      <text:p text:style-name="P14"/>
      <text:p text:style-name="P10">  <text:span text:style-name="T14">const</text:span><text:span text:style-name="T18"> [</text:span><text:span text:style-name="T29">mesAno</text:span><text:span text:style-name="T18">, </text:span><text:span text:style-name="T16">setMesAno</text:span><text:span text:style-name="T18">] </text:span><text:span text:style-name="T24">=</text:span><text:span text:style-name="T18"> </text:span><text:span text:style-name="T16">useState</text:span><text:span text:style-name="T18">([]);</text:span></text:p>
      <text:p text:style-name="P10">  <text:span text:style-name="T14">const</text:span><text:span text:style-name="T18"> [</text:span><text:span text:style-name="T29">salario</text:span><text:span text:style-name="T18">, </text:span><text:span text:style-name="T16">setSalario</text:span><text:span text:style-name="T18">] </text:span><text:span text:style-name="T24">=</text:span><text:span text:style-name="T18"> </text:span><text:span text:style-name="T16">useState</text:span><text:span text:style-name="T18">([]);</text:span></text:p>
      <text:p text:style-name="P14"/>
      <text:p text:style-name="P10">  <text:span text:style-name="T14">const</text:span><text:span text:style-name="T18"> </text:span><text:span text:style-name="T16">adicionarLinha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16">setMesAno</text:span><text:span text:style-name="T18">([</text:span><text:span text:style-name="T24">...</text:span><text:span text:style-name="T29">mesAno</text:span><text:span text:style-name="T18">, </text:span><text:span text:style-name="T11">''</text:span><text:span text:style-name="T18">]);</text:span></text:p>
      <text:p text:style-name="P10">    <text:span text:style-name="T16">setSalario</text:span><text:span text:style-name="T18">([</text:span><text:span text:style-name="T24">...</text:span><text:span text:style-name="T29">salario</text:span><text:span text:style-name="T18">, </text:span><text:span text:style-name="T11">''</text:span><text:span text:style-name="T18">]);</text:span></text:p>
      <text:p text:style-name="P10">  <text:span text:style-name="T18">};</text:span></text:p>
      <text:p text:style-name="P14"/>
      <text:p text:style-name="P10">  <text:span text:style-name="T14">const</text:span><text:span text:style-name="T18"> </text:span><text:span text:style-name="T16">handleNavigationToResultado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16">navigate</text:span><text:span text:style-name="T18">(</text:span><text:span text:style-name="T11">'/resultado'</text:span><text:span text:style-name="T18">); </text:span><text:span text:style-name="T26">// Use navigate para ir para a página de resultado</text:span></text:p>
      <text:p text:style-name="P10">  <text:span text:style-name="T18">};</text:span></text:p>
      <text:p text:style-name="P14"/>
      <text:p text:style-name="P10">  <text:span text:style-name="T3">return</text:span><text:span text:style-name="T18"> (</text:span></text:p>
      <text:p text:style-name="P10">    <text:span text:style-name="T20">&lt;</text:span><text:span text:style-name="T14">div</text:span><text:span text:style-name="T20">&gt;</text:span></text:p>
      <text:p text:style-name="P10">      <text:span text:style-name="T20">&lt;</text:span><text:span text:style-name="T14">h1</text:span><text:span text:style-name="T20">&gt;</text:span><text:span text:style-name="T18">Simule: calcule sua aposentadoria aqui!</text:span><text:span text:style-name="T20">&lt;/</text:span><text:span text:style-name="T14">h1</text:span><text:span text:style-name="T20">&gt;</text:span></text:p>
      <text:p text:style-name="P10">      <text:span text:style-name="T20">&lt;</text:span><text:span text:style-name="T14">blockquote</text:span><text:span text:style-name="T18"> </text:span><text:span text:style-name="T8">className</text:span><text:span text:style-name="T24">=</text:span><text:span text:style-name="T11">"item"</text:span><text:span text:style-name="T20">&gt;</text:span></text:p>
      <text:p text:style-name="P10"><text:soft-page-break/>        <text:span text:style-name="T20">&lt;</text:span><text:span text:style-name="T14">p</text:span><text:span text:style-name="T20">&gt;</text:span><text:span text:style-name="T18">A partir da Emenda Constitucional 103/2019 (</text:span><text:span text:style-name="T20">&lt;</text:span><text:span text:style-name="T14">a</text:span></text:p>
      <text:p text:style-name="P10">          <text:span text:style-name="T8">href</text:span><text:span text:style-name="T24">=</text:span><text:span text:style-name="T11">"https://www.planalto.gov.br/ccivil_03/Constituicao/Emendas/Emc/emc103.htm"</text:span><text:span text:style-name="T18"> </text:span><text:span text:style-name="T8">target</text:span><text:span text:style-name="T24">=</text:span><text:span text:style-name="T11">"_blank"</text:span><text:span text:style-name="T20">&gt;</text:span><text:span text:style-name="T18">Emenda</text:span></text:p>
      <text:p text:style-name="P10">          <text:span text:style-name="T18">Constitucional 103/2019</text:span><text:span text:style-name="T20">&lt;/</text:span><text:span text:style-name="T14">a</text:span><text:span text:style-name="T20">&gt;</text:span><text:span text:style-name="T18">), que entrou em vigor em 13 de novembro de 2019, </text:span><text:span text:style-name="T20">&lt;</text:span><text:span text:style-name="T14">strong</text:span><text:span text:style-name="T20">&gt;</text:span><text:span text:style-name="T18">o cálculo da</text:span></text:p>
      <text:p text:style-name="P10">          <text:span text:style-name="T18">aposentadoria</text:span><text:span text:style-name="T20">&lt;/</text:span><text:span text:style-name="T14">strong</text:span><text:span text:style-name="T20">&gt;</text:span><text:span text:style-name="T18"> para os trabalhadores que ingressaram no sistema previdenciário após a vigência da</text:span></text:p>
      <text:p text:style-name="P10">          <text:span text:style-name="T18">reforma </text:span><text:span text:style-name="T20">&lt;</text:span><text:span text:style-name="T14">strong</text:span><text:span text:style-name="T20">&gt;</text:span><text:span text:style-name="T18">mudou</text:span><text:span text:style-name="T20">&lt;/</text:span><text:span text:style-name="T14">strong</text:span><text:span text:style-name="T20">&gt;</text:span><text:span text:style-name="T18"> em relação ao modelo anterior.</text:span><text:span text:style-name="T20">&lt;/</text:span><text:span text:style-name="T14">p</text:span><text:span text:style-name="T20">&gt;</text:span></text:p>
      <text:p text:style-name="P10">        <text:span text:style-name="T20">&lt;</text:span><text:span text:style-name="T14">p</text:span><text:span text:style-name="T20">&gt;</text:span><text:span text:style-name="T18">Agora, o trabalhador precisará atingir a </text:span><text:span text:style-name="T20">&lt;</text:span><text:span text:style-name="T14">strong</text:span><text:span text:style-name="T20">&gt;</text:span><text:span text:style-name="T18">idade</text:span></text:p>
      <text:p text:style-name="P10">          <text:span text:style-name="T18">mínima</text:span><text:span text:style-name="T20">&lt;/</text:span><text:span text:style-name="T14">strong</text:span><text:span text:style-name="T20">&gt;</text:span><text:span text:style-name="T18"> de 62 anos, se mulher, e 65 anos, se homem, além de ter no mínimo 15 anos de</text:span></text:p>
      <text:p text:style-name="P10">          <text:span text:style-name="T20">&lt;</text:span><text:span text:style-name="T14">strong</text:span><text:span text:style-name="T20">&gt;</text:span><text:span text:style-name="T18">contribuição</text:span><text:span text:style-name="T20">&lt;/</text:span><text:span text:style-name="T14">strong</text:span><text:span text:style-name="T20">&gt;</text:span></text:p>
      <text:p text:style-name="P10">          <text:span text:style-name="T18">para a</text:span></text:p>
      <text:p text:style-name="P10">          <text:span text:style-name="T18">Previdência Social, se mulher e 20 anos no caso de homem. Para esses casos, o cálculo do benefício</text:span></text:p>
      <text:p text:style-name="P10">          <text:span text:style-name="T18">previdenciário passou a ser feito com base na média aritmética simples de todos os salários de</text:span></text:p>
      <text:p text:style-name="P10">          <text:span text:style-name="T18">contribuição do trabalhador desde julho de 1994, corrigidos mês a mês pelo fator de atualização</text:span></text:p>
      <text:p text:style-name="P10">          <text:span text:style-name="T18">fornecido pelo governo, com base no inpc acumulado. O valor do benefício, então, será equivalente a</text:span></text:p>
      <text:p text:style-name="P10">          <text:span text:style-name="T18">60%</text:span></text:p>
      <text:p text:style-name="P10">          <text:span text:style-name="T18">da média salarial, acrescido de 2% para cada ano de contribuição que exceder o tempo mínimo de 15 ou</text:span></text:p>
      <text:p text:style-name="P10">          <text:span text:style-name="T18">20</text:span></text:p>
      <text:p text:style-name="P10">          <text:span text:style-name="T18">anos, respectivamente, se mulher ou homem.</text:span></text:p>
      <text:p text:style-name="P10">        <text:span text:style-name="T20">&lt;/</text:span><text:span text:style-name="T14">p</text:span><text:span text:style-name="T20">&gt;</text:span></text:p>
      <text:p text:style-name="P10">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Na secção abaixo, disponibilizamos um recurso que ajudará</text:span></text:p>
      <text:p text:style-name="P10">          <text:span text:style-name="T18">o</text:span></text:p>
      <text:p text:style-name="P10">          <text:span text:style-name="T18">beneficiário da previdência a fazer uma simulação de cálculo do seu benefício, devendo para</text:span></text:p>
      <text:p text:style-name="P10">          <text:span text:style-name="T18">tanto</text:span></text:p>
      <text:p text:style-name="P10">          <text:span text:style-name="T18">preencher os dados necessários (salários de contribuição, data de nascimento e sexo) e clicar em 'Enviar</text:span></text:p>
      <text:p text:style-name="P10">          <text:span text:style-name="T18">dados e Simular'.</text:span><text:span text:style-name="T20">&lt;/</text:span><text:span text:style-name="T14">i</text:span><text:span text:style-name="T20">&gt;&lt;/</text:span><text:span text:style-name="T14">p</text:span><text:span text:style-name="T20">&gt;</text:span></text:p>
      <text:p text:style-name="P10">      <text:span text:style-name="T20">&lt;/</text:span><text:span text:style-name="T14">blockquote</text:span><text:span text:style-name="T20">&gt;</text:span></text:p>
      <text:p text:style-name="P14"/>
      <text:p text:style-name="P10">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orpo"</text:span><text:span text:style-name="T20">&gt;</text:span></text:p>
      <text:p text:style-name="P10">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imagem"</text:span><text:span text:style-name="T20">&gt;</text:span></text:p>
      <text:p text:style-name="P10">          <text:span text:style-name="T14">{</text:span><text:span text:style-name="T26">/* Conteúdo da imagem */</text:span><text:span text:style-name="T14">}</text:span></text:p>
      <text:p text:style-name="P10">        <text:span text:style-name="T20">&lt;/</text:span><text:span text:style-name="T14">div</text:span><text:span text:style-name="T20">&gt;</text:span></text:p>
      <text:p text:style-name="P14"/>
      <text:p text:style-name="P10">        <text:span text:style-name="T20">&lt;</text:span><text:span text:style-name="T14">form</text:span><text:span text:style-name="T18"> </text:span><text:span text:style-name="T8">id</text:span><text:span text:style-name="T24">=</text:span><text:span text:style-name="T11">"formulario"</text:span><text:span text:style-name="T18"> </text:span><text:span text:style-name="T8">action</text:span><text:span text:style-name="T24">=</text:span><text:span text:style-name="T11">"/simule"</text:span><text:span text:style-name="T18"> </text:span><text:span text:style-name="T8">method</text:span><text:span text:style-name="T24">=</text:span><text:span text:style-name="T11">"POST"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loco"</text:span><text:span text:style-name="T18"> </text:span><text:span text:style-name="T8">id</text:span><text:span text:style-name="T24">=</text:span><text:span text:style-name="T11">"bloco"</text:span><text:span text:style-name="T20">&gt;</text:span></text:p>
      <text:p text:style-name="P10"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tabela"</text:span><text:span text:style-name="T18"> </text:span><text:span text:style-name="T8">id</text:span><text:span text:style-name="T24">=</text:span><text:span text:style-name="T11">"minhaTabela"</text:span><text:span text:style-name="T20">&gt;</text:span></text:p>
      <text:p text:style-name="P10">              <text:span text:style-name="T20">&lt;</text:span><text:span text:style-name="T14">h2</text:span><text:span text:style-name="T20">&gt;</text:span><text:span text:style-name="T18">1. Informe o salário recebido correspondente ao mês/ano trabalhado</text:span><text:span text:style-name="T20">&lt;/</text:span><text:span text:style-name="T14">h2</text:span><text:span text:style-name="T20">&gt;</text:span></text:p>
      <text:p text:style-name="P10">              <text:span text:style-name="T20">&lt;</text:span><text:span text:style-name="T14">img</text:span><text:span text:style-name="T18"> </text:span><text:span text:style-name="T8">src</text:span><text:span text:style-name="T24">=</text:span><text:span text:style-name="T11">"img/salario.png"</text:span><text:span text:style-name="T18"> </text:span><text:span text:style-name="T8">alt</text:span><text:span text:style-name="T24">=</text:span><text:span text:style-name="T11">"flaticon"</text:span><text:span text:style-name="T18"> </text:span><text:span text:style-name="T8">width</text:span><text:span text:style-name="T24">=</text:span><text:span text:style-name="T11">"45px"</text:span><text:span text:style-name="T18"> </text:span><text:span text:style-name="T20">/&gt;</text:span></text:p>
      <text:p text:style-name="P10">              <text:span text:style-name="T20">&lt;</text:span><text:span text:style-name="T14">table</text:span><text:span text:style-name="T20">&gt;</text:span></text:p>
      <text:p text:style-name="P10">                <text:span text:style-name="T20">&lt;</text:span><text:span text:style-name="T14">thead</text:span><text:span text:style-name="T20">&gt;</text:span></text:p>
      <text:p text:style-name="P10">                  <text:span text:style-name="T20">&lt;</text:span><text:span text:style-name="T14">tr</text:span><text:span text:style-name="T20">&gt;</text:span></text:p>
      <text:p text:style-name="P10">                    <text:span text:style-name="T20">&lt;</text:span><text:span text:style-name="T14">th</text:span><text:span text:style-name="T20">&gt;</text:span></text:p>
      <text:p text:style-name="P10"><text:soft-page-break/>                      <text:span text:style-name="T20">&lt;</text:span><text:span text:style-name="T14">h2</text:span><text:span text:style-name="T20">&gt;</text:span><text:span text:style-name="T18">MÊS / ANO</text:span><text:span text:style-name="T20">&lt;/</text:span><text:span text:style-name="T14">h2</text:span><text:span text:style-name="T20">&gt;</text:span></text:p>
      <text:p text:style-name="P10">                    <text:span text:style-name="T20">&lt;/</text:span><text:span text:style-name="T14">th</text:span><text:span text:style-name="T20">&gt;</text:span></text:p>
      <text:p text:style-name="P10">                    <text:span text:style-name="T20">&lt;</text:span><text:span text:style-name="T14">th</text:span><text:span text:style-name="T20">&gt;</text:span></text:p>
      <text:p text:style-name="P10">                      <text:span text:style-name="T20">&lt;</text:span><text:span text:style-name="T14">h2</text:span><text:span text:style-name="T20">&gt;</text:span><text:span text:style-name="T18">SALÁRIO (R$)</text:span><text:span text:style-name="T20">&lt;/</text:span><text:span text:style-name="T14">h2</text:span><text:span text:style-name="T20">&gt;</text:span></text:p>
      <text:p text:style-name="P10">                    <text:span text:style-name="T20">&lt;/</text:span><text:span text:style-name="T14">th</text:span><text:span text:style-name="T20">&gt;</text:span></text:p>
      <text:p text:style-name="P10">                  <text:span text:style-name="T20">&lt;/</text:span><text:span text:style-name="T14">tr</text:span><text:span text:style-name="T20">&gt;</text:span></text:p>
      <text:p text:style-name="P10">                <text:span text:style-name="T20">&lt;/</text:span><text:span text:style-name="T14">thead</text:span><text:span text:style-name="T20">&gt;</text:span></text:p>
      <text:p text:style-name="P10">                <text:span text:style-name="T20">&lt;</text:span><text:span text:style-name="T14">tbody</text:span><text:span text:style-name="T20">&gt;</text:span></text:p>
      <text:p text:style-name="P10">                  <text:span text:style-name="T14">{</text:span><text:span text:style-name="T29">mesAno</text:span><text:span text:style-name="T24">.</text:span><text:span text:style-name="T16">map</text:span><text:span text:style-name="T24">((</text:span><text:span text:style-name="T8">value</text:span><text:span text:style-name="T24">, </text:span><text:span text:style-name="T8">index</text:span><text:span text:style-name="T24">) </text:span><text:span text:style-name="T14">=&gt;</text:span><text:span text:style-name="T24"> (</text:span></text:p>
      <text:p text:style-name="P10"><text:span text:style-name="T23">                    </text:span><text:span text:style-name="T20">&lt;</text:span><text:span text:style-name="T14">tr</text:span><text:span text:style-name="T24"> </text:span><text:span text:style-name="T8">key</text:span><text:span text:style-name="T24">=</text:span><text:span text:style-name="T14">{</text:span><text:span text:style-name="T8">index</text:span><text:span text:style-name="T14">}</text:span><text:span text:style-name="T20">&gt;</text:span></text:p>
      <text:p text:style-name="P10"><text:span text:style-name="T23">                      </text:span><text:span text:style-name="T20">&lt;</text:span><text:span text:style-name="T14">td</text:span><text:span text:style-name="T20">&gt;</text:span></text:p>
      <text:p text:style-name="P10"><text:span text:style-name="T23">                        </text:span><text:span text:style-name="T20">&lt;</text:span><text:span text:style-name="T14">input</text:span></text:p>
      <text:p text:style-name="P10"><text:span text:style-name="T23">                          </text:span><text:span text:style-name="T8">type</text:span><text:span text:style-name="T24">=</text:span><text:span text:style-name="T11">"text"</text:span></text:p>
      <text:p text:style-name="P10"><text:span text:style-name="T23">                          </text:span><text:span text:style-name="T8">name</text:span><text:span text:style-name="T24">=</text:span><text:span text:style-name="T11">"mesAno"</text:span></text:p>
      <text:p text:style-name="P10"><text:span text:style-name="T23">                          </text:span><text:span text:style-name="T8">value</text:span><text:span text:style-name="T24">=</text:span><text:span text:style-name="T14">{</text:span><text:span text:style-name="T8">value</text:span><text:span text:style-name="T14">}</text:span></text:p>
      <text:p text:style-name="P10"><text:span text:style-name="T23">                          </text:span><text:span text:style-name="T8">onChange</text:span><text:span text:style-name="T24">=</text:span><text:span text:style-name="T14">{</text:span><text:span text:style-name="T24">(</text:span><text:span text:style-name="T8">e</text:span><text:span text:style-name="T24">) </text:span><text:span text:style-name="T14">=&gt;</text:span><text:span text:style-name="T24"> {</text:span></text:p>
      <text:p text:style-name="P10"><text:span text:style-name="T23">                            </text:span><text:span text:style-name="T14">const</text:span><text:span text:style-name="T24"> </text:span><text:span text:style-name="T29">updatedMesAno</text:span><text:span text:style-name="T24"> = [...</text:span><text:span text:style-name="T8">mesAno</text:span><text:span text:style-name="T24">];</text:span></text:p>
      <text:p text:style-name="P10"><text:span text:style-name="T23">                            </text:span><text:span text:style-name="T8">updatedMesAno</text:span><text:span text:style-name="T24">[</text:span><text:span text:style-name="T8">index</text:span><text:span text:style-name="T24">] = </text:span><text:span text:style-name="T8">e</text:span><text:span text:style-name="T24">.</text:span><text:span text:style-name="T8">target</text:span><text:span text:style-name="T24">.</text:span><text:span text:style-name="T8">value</text:span><text:span text:style-name="T24">;</text:span></text:p>
      <text:p text:style-name="P10"><text:span text:style-name="T23">                            </text:span><text:span text:style-name="T16">setMesAno</text:span><text:span text:style-name="T24">(</text:span><text:span text:style-name="T8">updatedMesAno</text:span><text:span text:style-name="T24">);</text:span></text:p>
      <text:p text:style-name="P10"><text:span text:style-name="T23">                          </text:span><text:span text:style-name="T24">}</text:span><text:span text:style-name="T14">}</text:span></text:p>
      <text:p text:style-name="P10"><text:span text:style-name="T23">                        </text:span><text:span text:style-name="T20">/&gt;</text:span></text:p>
      <text:p text:style-name="P10"><text:span text:style-name="T23">                      </text:span><text:span text:style-name="T20">&lt;/</text:span><text:span text:style-name="T14">td</text:span><text:span text:style-name="T20">&gt;</text:span></text:p>
      <text:p text:style-name="P10"><text:span text:style-name="T23">                      </text:span><text:span text:style-name="T20">&lt;</text:span><text:span text:style-name="T14">td</text:span><text:span text:style-name="T20">&gt;</text:span></text:p>
      <text:p text:style-name="P10"><text:span text:style-name="T23">                        </text:span><text:span text:style-name="T20">&lt;</text:span><text:span text:style-name="T14">input</text:span></text:p>
      <text:p text:style-name="P10"><text:span text:style-name="T23">                          </text:span><text:span text:style-name="T8">type</text:span><text:span text:style-name="T24">=</text:span><text:span text:style-name="T11">"text"</text:span></text:p>
      <text:p text:style-name="P10"><text:span text:style-name="T23">                          </text:span><text:span text:style-name="T8">name</text:span><text:span text:style-name="T24">=</text:span><text:span text:style-name="T11">"salario"</text:span></text:p>
      <text:p text:style-name="P10"><text:span text:style-name="T23">                          </text:span><text:span text:style-name="T8">value</text:span><text:span text:style-name="T24">=</text:span><text:span text:style-name="T14">{</text:span><text:span text:style-name="T8">salario</text:span><text:span text:style-name="T24">[</text:span><text:span text:style-name="T8">index</text:span><text:span text:style-name="T24">]</text:span><text:span text:style-name="T14">}</text:span></text:p>
      <text:p text:style-name="P10"><text:span text:style-name="T23">                          </text:span><text:span text:style-name="T8">onChange</text:span><text:span text:style-name="T24">=</text:span><text:span text:style-name="T14">{</text:span><text:span text:style-name="T24">(</text:span><text:span text:style-name="T8">e</text:span><text:span text:style-name="T24">) </text:span><text:span text:style-name="T14">=&gt;</text:span><text:span text:style-name="T24"> {</text:span></text:p>
      <text:p text:style-name="P10"><text:span text:style-name="T23">                            </text:span><text:span text:style-name="T14">const</text:span><text:span text:style-name="T24"> </text:span><text:span text:style-name="T29">updatedSalario</text:span><text:span text:style-name="T24"> = [...</text:span><text:span text:style-name="T8">salario</text:span><text:span text:style-name="T24">];</text:span></text:p>
      <text:p text:style-name="P10"><text:span text:style-name="T23">                            </text:span><text:span text:style-name="T8">updatedSalario</text:span><text:span text:style-name="T24">[</text:span><text:span text:style-name="T8">index</text:span><text:span text:style-name="T24">] = </text:span><text:span text:style-name="T8">e</text:span><text:span text:style-name="T24">.</text:span><text:span text:style-name="T8">target</text:span><text:span text:style-name="T24">.</text:span><text:span text:style-name="T8">value</text:span><text:span text:style-name="T24">;</text:span></text:p>
      <text:p text:style-name="P10"><text:span text:style-name="T23">                            </text:span><text:span text:style-name="T16">setSalario</text:span><text:span text:style-name="T24">(</text:span><text:span text:style-name="T8">updatedSalario</text:span><text:span text:style-name="T24">);</text:span></text:p>
      <text:p text:style-name="P10"><text:span text:style-name="T23">                          </text:span><text:span text:style-name="T24">}</text:span><text:span text:style-name="T14">}</text:span></text:p>
      <text:p text:style-name="P10"><text:span text:style-name="T23">                        </text:span><text:span text:style-name="T20">/&gt;</text:span></text:p>
      <text:p text:style-name="P10"><text:span text:style-name="T23">                      </text:span><text:span text:style-name="T20">&lt;/</text:span><text:span text:style-name="T14">td</text:span><text:span text:style-name="T20">&gt;</text:span></text:p>
      <text:p text:style-name="P10"><text:span text:style-name="T23">                    </text:span><text:span text:style-name="T20">&lt;/</text:span><text:span text:style-name="T14">tr</text:span><text:span text:style-name="T20">&gt;</text:span></text:p>
      <text:p text:style-name="P10"><text:span text:style-name="T23">                  </text:span><text:span text:style-name="T24">))</text:span><text:span text:style-name="T14">}</text:span></text:p>
      <text:p text:style-name="P10">                <text:span text:style-name="T20">&lt;/</text:span><text:span text:style-name="T14">tbody</text:span><text:span text:style-name="T20">&gt;</text:span></text:p>
      <text:p text:style-name="P10">              <text:span text:style-name="T20">&lt;/</text:span><text:span text:style-name="T14">table</text:span><text:span text:style-name="T20">&gt;</text:span></text:p>
      <text:p text:style-name="P10">              <text:span text:style-name="T20">&lt;</text:span><text:span text:style-name="T14">table</text:span><text:span text:style-name="T18"> </text:span><text:span text:style-name="T8">id</text:span><text:span text:style-name="T24">=</text:span><text:span text:style-name="T11">""</text:span><text:span text:style-name="T20">&gt;&lt;/</text:span><text:span text:style-name="T14">table</text:span><text:span text:style-name="T20">&gt;</text:span></text:p>
      <text:p text:style-name="P10">  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button"</text:span><text:span text:style-name="T18"> </text:span><text:span text:style-name="T8">id</text:span><text:span text:style-name="T24">=</text:span><text:span text:style-name="T11">"adicionarLinha"</text:span><text:span text:style-name="T18"> </text:span><text:span text:style-name="T8">onClick</text:span><text:span text:style-name="T24">=</text:span><text:span text:style-name="T14">{</text:span><text:span text:style-name="T8">adicionarLinha</text:span><text:span text:style-name="T14">}</text:span><text:span text:style-name="T20">&gt;</text:span><text:span text:style-name="T18">Adicionar Linha na Tabela</text:span><text:span text:style-name="T20">&lt;/</text:span><text:span text:style-name="T14">button</text:span><text:span text:style-name="T20">&gt;</text:span></text:p>
      <text:p text:style-name="P10">  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button"</text:span><text:span text:style-name="T18"> </text:span><text:span text:style-name="T8">onClick</text:span><text:span text:style-name="T24">=</text:span><text:span text:style-name="T14">{</text:span><text:span text:style-name="T8">handleNavigationToResultado</text:span><text:span text:style-name="T14">}</text:span><text:span text:style-name="T20">&gt;</text:span><text:span text:style-name="T18">Ir para Resultado</text:span><text:span text:style-name="T20">&lt;/</text:span><text:span text:style-name="T14">button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<text:span text:style-name="T20">&lt;/</text:span><text:span text:style-name="T14">form</text:span><text:span text:style-name="T20">&gt;</text:span></text:p>
      <text:p text:style-name="P10">      <text:span text:style-name="T20">&lt;/</text:span><text:span text:style-name="T14">div</text:span><text:span text:style-name="T20">&gt;</text:span></text:p>
      <text:p text:style-name="P10">    <text:span text:style-name="T20">&lt;/</text:span><text:span text:style-name="T14">div</text:span><text:span text:style-name="T20">&gt;</text:span></text:p>
      <text:p text:style-name="P10">  <text:span text:style-name="T18">);</text:span></text:p>
      <text:p text:style-name="P3">}</text:p>
      <text:p text:style-name="P14"/>
      <text:p text:style-name="P3"><text:soft-page-break/><text:span text:style-name="T2">export</text:span> <text:span text:style-name="T2">default</text:span> <text:span text:style-name="T7">SimulePage</text:span>;</text:p>
      <text:p text:style-name="P3"/>
      <text:p text:style-name="P3"/>
      <text:p text:style-name="Standard">componente ‘<text:span text:style-name="T1">Resultado</text:span>.jsx’, com a seguinte configuração:</text:p>
      <text:p text:style-name="Standard"/>
      <text:p text:style-name="P3"><text:span text:style-name="T2">import</text:span> <text:span text:style-name="T7">React</text:span> <text:span text:style-name="T2">from</text:span> <text:span text:style-name="T10">'react'</text:span>;</text:p>
      <text:p text:style-name="P3"><text:span text:style-name="T2">import</text:span> { <text:span text:style-name="T7">useNavigate</text:span> } <text:span text:style-name="T2">from</text:span> <text:span text:style-name="T10">'react-router-dom'</text:span>; <text:span text:style-name="T25">// Importe useNavigate</text:span></text:p>
      <text:p text:style-name="P14"/>
      <text:p text:style-name="P3"><text:span text:style-name="T13">function</text:span> <text:span text:style-name="T15">Resultado</text:span>() {</text:p>
      <text:p text:style-name="P10">  <text:span text:style-name="T14">const</text:span><text:span text:style-name="T18"> </text:span><text:span text:style-name="T16">navigate</text:span><text:span text:style-name="T18"> </text:span><text:span text:style-name="T24">=</text:span><text:span text:style-name="T18"> </text:span><text:span text:style-name="T16">useNavigate</text:span><text:span text:style-name="T18">(); </text:span><text:span text:style-name="T26">// Obtenha o navigate</text:span></text:p>
      <text:p text:style-name="P14"/>
      <text:p text:style-name="P10">  <text:span text:style-name="T14">const</text:span><text:span text:style-name="T18"> </text:span><text:span text:style-name="T16">handleNavigationToSimule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16">navigate</text:span><text:span text:style-name="T18">(</text:span><text:span text:style-name="T11">'/simule'</text:span><text:span text:style-name="T18">); </text:span><text:span text:style-name="T26">// Use navigate para voltar para a página de simule</text:span></text:p>
      <text:p text:style-name="P10">  <text:span text:style-name="T18">};</text:span></text:p>
      <text:p text:style-name="P14"/>
      <text:p text:style-name="P10">  <text:span text:style-name="T3">return</text:span><text:span text:style-name="T18"> (</text:span></text:p>
      <text:p text:style-name="P10">    <text:span text:style-name="T20">&lt;</text:span><text:span text:style-name="T14">div</text:span><text:span text:style-name="T20">&gt;</text:span></text:p>
      <text:p text:style-name="P10">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abeca"</text:span><text:span text:style-name="T20">&gt;</text:span></text:p>
      <text:p text:style-name="P10">        <text:span text:style-name="T20">&lt;</text:span><text:span text:style-name="T14">h1</text:span><text:span text:style-name="T20">&gt;</text:span><text:span text:style-name="T18">Resultados</text:span><text:span text:style-name="T20">&lt;/</text:span><text:span text:style-name="T14">h1</text:span><text:span text:style-name="T20">&gt;</text:span></text:p>
      <text:p text:style-name="P10">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lique"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otao"</text:span><text:span text:style-name="T20">&gt;</text:span></text:p>
      <text:p text:style-name="P10">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submit"</text:span><text:span text:style-name="T18"> </text:span><text:span text:style-name="T8">onClick</text:span><text:span text:style-name="T24">=</text:span><text:span text:style-name="T14">{</text:span><text:span text:style-name="T16">handleNavigationToSimule</text:span><text:span text:style-name="T14">}</text:span><text:span text:style-name="T20">&gt;</text:span></text:p>
      <text:p text:style-name="P10">              <text:span text:style-name="T18">Voltar</text:span></text:p>
      <text:p text:style-name="P10">            <text:span text:style-name="T20">&lt;/</text:span><text:span text:style-name="T14">button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otao"</text:span><text:span text:style-name="T20">&gt;</text:span></text:p>
      <text:p text:style-name="P10">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submit"</text:span><text:span text:style-name="T20">&gt;</text:span></text:p>
      <text:p text:style-name="P10">              <text:span text:style-name="T20">&lt;</text:span><text:span text:style-name="T14">a</text:span><text:span text:style-name="T18"> </text:span><text:span text:style-name="T8">href</text:span><text:span text:style-name="T24">=</text:span><text:span text:style-name="T11">"/"</text:span><text:span text:style-name="T20">&gt;</text:span><text:span text:style-name="T18">Início</text:span><text:span text:style-name="T20">&lt;/</text:span><text:span text:style-name="T14">a</text:span><text:span text:style-name="T20">&gt;</text:span></text:p>
      <text:p text:style-name="P10">            <text:span text:style-name="T20">&lt;/</text:span><text:span text:style-name="T14">button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<text:span text:style-name="T20">&lt;/</text:span><text:span text:style-name="T14">div</text:span><text:span text:style-name="T20">&gt;</text:span></text:p>
      <text:p text:style-name="P10">      <text:span text:style-name="T20">&lt;/</text:span><text:span text:style-name="T14">div</text:span><text:span text:style-name="T20">&gt;</text:span></text:p>
      <text:p text:style-name="P10">      <text:span text:style-name="T20">&lt;</text:span><text:span text:style-name="T14">main</text:span><text:span text:style-name="T20">&gt;</text:span></text:p>
      <text:p text:style-name="P10">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loco"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ontainer"</text:span><text:span text:style-name="T20">&gt;</text:span></text:p>
      <text:p text:style-name="P10"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titulo"</text:span><text:span text:style-name="T20">&gt;</text:span></text:p>
      <text:p text:style-name="P10">              <text:span text:style-name="T20">&lt;</text:span><text:span text:style-name="T14">h2</text:span><text:span text:style-name="T20">&gt;&lt;</text:span><text:span text:style-name="T14">b</text:span><text:span text:style-name="T20">&gt;</text:span><text:span text:style-name="T18">Dados Pessoais</text:span><text:span text:style-name="T20">&lt;/</text:span><text:span text:style-name="T14">b</text:span><text:span text:style-name="T20">&gt;&lt;/</text:span><text:span text:style-name="T14">h2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arra"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Gênero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20">&gt;</text:span><text:span text:style-name="T18">Masculino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Idade Atual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20">&gt;</text:span><text:span text:style-name="T18">30 anos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Tempo de Contribuição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20">&gt;</text:span><text:span text:style-name="T18">120 meses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ontainer"</text:span><text:span text:style-name="T20">&gt;</text:span></text:p>
      <text:p text:style-name="P10"><text:soft-page-break/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titulo"</text:span><text:span text:style-name="T20">&gt;</text:span></text:p>
      <text:p text:style-name="P10">              <text:span text:style-name="T20">&lt;</text:span><text:span text:style-name="T14">h2</text:span><text:span text:style-name="T20">&gt;&lt;</text:span><text:span text:style-name="T14">b</text:span><text:span text:style-name="T20">&gt;</text:span><text:span text:style-name="T18">Resultados</text:span><text:span text:style-name="T20">&lt;/</text:span><text:span text:style-name="T14">b</text:span><text:span text:style-name="T20">&gt;&lt;/</text:span><text:span text:style-name="T14">h2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arra"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Idade da Aposentadoria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20">&gt;</text:span><text:span text:style-name="T18">65 anos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Mês e ano da Aposentadoria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20">&gt;</text:span><text:span text:style-name="T18">12 / 2030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Quanto tempo falta para contribuir:</text:span><text:span text:style-name="T20">&lt;/</text:span><text:span text:style-name="T14">i</text:span><text:span text:style-name="T20">&gt;&lt;/</text:span><text:span text:style-name="T14">p</text:span><text:span text:style-name="T20">&gt;</text:span></text:p>
      <text:p text:style-name="P10">                <text:span text:style-name="T20">&lt;</text:span><text:span text:style-name="T14">span</text:span><text:span text:style-name="T20">&gt;</text:span><text:span text:style-name="T18">60 meses</text:span><text:span text:style-name="T20">&lt;/</text:span><text:span text:style-name="T14">span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  <text:span text:style-name="T20">&lt;</text:span><text:span text:style-name="T14">div</text:span><text:span text:style-name="T20">&gt;</text:span></text:p>
      <text:p text:style-name="P10">        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O valor mínimo do meu benefício será:</text:span><text:span text:style-name="T20">&lt;/</text:span><text:span text:style-name="T14">i</text:span><text:span text:style-name="T20">&gt;</text:span><text:span text:style-name="T18"> </text:span><text:span text:style-name="T20">&lt;</text:span><text:span text:style-name="T14">span</text:span><text:span text:style-name="T18"> </text:span><text:span text:style-name="T8">id</text:span><text:span text:style-name="T24">=</text:span><text:span text:style-name="T11">"valorBeneficio"</text:span><text:span text:style-name="T20">&gt;</text:span><text:span text:style-name="T18">R$ 1,000.00</text:span><text:span text:style-name="T20">&lt;/</text:span><text:span text:style-name="T14">span</text:span><text:span text:style-name="T20">&gt;&lt;/</text:span><text:span text:style-name="T14">p</text:span><text:span text:style-name="T20">&gt;</text:span></text:p>
      <text:p text:style-name="P10">              <text:span text:style-name="T20">&lt;/</text:span><text:span text:style-name="T14">div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otao"</text:span><text:span text:style-name="T20">&gt;</text:span></text:p>
      <text:p text:style-name="P10">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submit"</text:span><text:span text:style-name="T18"> </text:span><text:span text:style-name="T8">className</text:span><text:span text:style-name="T24">=</text:span><text:span text:style-name="T11">"envio"</text:span><text:span text:style-name="T20">&gt;</text:span></text:p>
      <text:p text:style-name="P10">              <text:span text:style-name="T20">&lt;</text:span><text:span text:style-name="T14">a</text:span><text:span text:style-name="T18"> </text:span><text:span text:style-name="T8">href</text:span><text:span text:style-name="T24">=</text:span><text:span text:style-name="T11">"/simule"</text:span><text:span text:style-name="T18"> </text:span><text:span text:style-name="T8">target</text:span><text:span text:style-name="T24">=</text:span><text:span text:style-name="T11">"_blank"</text:span><text:span text:style-name="T20">&gt;</text:span><text:span text:style-name="T18">Nova Consulta</text:span><text:span text:style-name="T20">&lt;/</text:span><text:span text:style-name="T14">a</text:span><text:span text:style-name="T20">&gt;</text:span></text:p>
      <text:p text:style-name="P10">            <text:span text:style-name="T20">&lt;/</text:span><text:span text:style-name="T14">button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imagem"</text:span><text:span text:style-name="T20">&gt;</text:span></text:p>
      <text:p text:style-name="P10">            <text:span text:style-name="T20">&lt;</text:span><text:span text:style-name="T14">img</text:span><text:span text:style-name="T18"> </text:span><text:span text:style-name="T8">src</text:span><text:span text:style-name="T24">=</text:span><text:span text:style-name="T11">"img/senhor.png"</text:span><text:span text:style-name="T18"> </text:span><text:span text:style-name="T8">alt</text:span><text:span text:style-name="T24">=</text:span><text:span text:style-name="T11">""</text:span><text:span text:style-name="T18"> </text:span><text:span text:style-name="T8">width</text:span><text:span text:style-name="T24">=</text:span><text:span text:style-name="T11">"200px"</text:span><text:span text:style-name="T18"> </text:span><text:span text:style-name="T20">/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<text:span text:style-name="T20">&lt;/</text:span><text:span text:style-name="T14">div</text:span><text:span text:style-name="T20">&gt;</text:span></text:p>
      <text:p text:style-name="P10">      <text:span text:style-name="T20">&lt;/</text:span><text:span text:style-name="T14">main</text:span><text:span text:style-name="T20">&gt;</text:span></text:p>
      <text:p text:style-name="P10">    <text:span text:style-name="T20">&lt;/</text:span><text:span text:style-name="T14">div</text:span><text:span text:style-name="T20">&gt;</text:span></text:p>
      <text:p text:style-name="P10">  <text:span text:style-name="T18">);</text:span></text:p>
      <text:p text:style-name="P3">}</text:p>
      <text:p text:style-name="P14"/>
      <text:p text:style-name="P3"><text:span text:style-name="T2">export</text:span> <text:span text:style-name="T2">default</text:span> <text:span text:style-name="T15">Resultado</text:span>;</text:p>
      <text:p text:style-name="P3"/>
      <text:p text:style-name="P3"/>
      <text:p text:style-name="P3"/>
      <text:p text:style-name="Standard"><text:span text:style-name="T31">já o </text:span>arquivo ‘<text:span text:style-name="T31">package.json</text:span>’ , <text:span text:style-name="T31">tem </text:span>a seguinte configuração:</text:p>
      <text:p text:style-name="Standard"/>
      <text:p text:style-name="P3">{</text:p>
      <text:p text:style-name="P10">  <text:span text:style-name="T8">"name"</text:span><text:span text:style-name="T18">: </text:span><text:span text:style-name="T11">"frontendwise"</text:span><text:span text:style-name="T18">,</text:span></text:p>
      <text:p text:style-name="P10">  <text:span text:style-name="T8">"private"</text:span><text:span text:style-name="T18">: </text:span><text:span text:style-name="T14">true</text:span><text:span text:style-name="T18">,</text:span></text:p>
      <text:p text:style-name="P10">  <text:span text:style-name="T8">"version"</text:span><text:span text:style-name="T18">: </text:span><text:span text:style-name="T11">"0.0.0"</text:span><text:span text:style-name="T18">,</text:span></text:p>
      <text:p text:style-name="P10">  <text:span text:style-name="T8">"type"</text:span><text:span text:style-name="T18">: </text:span><text:span text:style-name="T11">"module"</text:span><text:span text:style-name="T18">,</text:span></text:p>
      <text:p text:style-name="P10">  <text:span text:style-name="T8">"scripts"</text:span><text:span text:style-name="T18">: {</text:span></text:p>
      <text:p text:style-name="P10">    <text:span text:style-name="T8">"dev"</text:span><text:span text:style-name="T18">: </text:span><text:span text:style-name="T11">"vite"</text:span><text:span text:style-name="T18">,</text:span></text:p>
      <text:p text:style-name="P10">    <text:span text:style-name="T8">"build"</text:span><text:span text:style-name="T18">: </text:span><text:span text:style-name="T11">"vite build"</text:span><text:span text:style-name="T18">,</text:span></text:p>
      <text:p text:style-name="P10">    <text:span text:style-name="T8">"lint"</text:span><text:span text:style-name="T18">: </text:span><text:span text:style-name="T11">"eslint . --ext js,jsx --report-unused-disable-directives --max-warnings 0"</text:span><text:span text:style-name="T18">,</text:span></text:p>
      <text:p text:style-name="P10">    <text:span text:style-name="T8">"preview"</text:span><text:span text:style-name="T18">: </text:span><text:span text:style-name="T11">"vite preview"</text:span></text:p>
      <text:p text:style-name="P10"><text:soft-page-break/>  <text:span text:style-name="T18">},</text:span></text:p>
      <text:p text:style-name="P10">  <text:span text:style-name="T8">"dependencies"</text:span><text:span text:style-name="T18">: {</text:span></text:p>
      <text:p text:style-name="P10">    <text:span text:style-name="T8">"history"</text:span><text:span text:style-name="T18">: </text:span><text:span text:style-name="T11">"^5.3.0"</text:span><text:span text:style-name="T18">,</text:span></text:p>
      <text:p text:style-name="P10">    <text:span text:style-name="T8">"react"</text:span><text:span text:style-name="T18">: </text:span><text:span text:style-name="T11">"^17.0.2"</text:span><text:span text:style-name="T18">,</text:span></text:p>
      <text:p text:style-name="P10">    <text:span text:style-name="T8">"react-dom"</text:span><text:span text:style-name="T18">: </text:span><text:span text:style-name="T11">"^17.0.2"</text:span><text:span text:style-name="T18">,</text:span></text:p>
      <text:p text:style-name="P10">    <text:span text:style-name="T8">"react-router-dom"</text:span><text:span text:style-name="T18">: </text:span><text:span text:style-name="T11">"^6.17.0"</text:span></text:p>
      <text:p text:style-name="P10">  <text:span text:style-name="T18">},</text:span></text:p>
      <text:p text:style-name="P10">  <text:span text:style-name="T8">"devDependencies"</text:span><text:span text:style-name="T18">: {</text:span></text:p>
      <text:p text:style-name="P10">    <text:span text:style-name="T8">"@types/react"</text:span><text:span text:style-name="T18">: </text:span><text:span text:style-name="T11">"^17.0.2"</text:span><text:span text:style-name="T18">,</text:span></text:p>
      <text:p text:style-name="P10">    <text:span text:style-name="T8">"@types/react-dom"</text:span><text:span text:style-name="T18">: </text:span><text:span text:style-name="T11">"^18.2.7"</text:span><text:span text:style-name="T18">,</text:span></text:p>
      <text:p text:style-name="P10">    <text:span text:style-name="T8">"@vitejs/plugin-react"</text:span><text:span text:style-name="T18">: </text:span><text:span text:style-name="T11">"^4.1.0"</text:span><text:span text:style-name="T18">,</text:span></text:p>
      <text:p text:style-name="P10">    <text:span text:style-name="T8">"eslint"</text:span><text:span text:style-name="T18">: </text:span><text:span text:style-name="T11">"^8.45.0"</text:span><text:span text:style-name="T18">,</text:span></text:p>
      <text:p text:style-name="P10">    <text:span text:style-name="T8">"eslint-plugin-react"</text:span><text:span text:style-name="T18">: </text:span><text:span text:style-name="T11">"^7.32.2"</text:span><text:span text:style-name="T18">,</text:span></text:p>
      <text:p text:style-name="P10">    <text:span text:style-name="T8">"eslint-plugin-react-hooks"</text:span><text:span text:style-name="T18">: </text:span><text:span text:style-name="T11">"^4.6.0"</text:span><text:span text:style-name="T18">,</text:span></text:p>
      <text:p text:style-name="P10">    <text:span text:style-name="T8">"eslint-plugin-react-refresh"</text:span><text:span text:style-name="T18">: </text:span><text:span text:style-name="T11">"^0.4.3"</text:span><text:span text:style-name="T18">,</text:span></text:p>
      <text:p text:style-name="P10">    <text:span text:style-name="T8">"vite"</text:span><text:span text:style-name="T18">: </text:span><text:span text:style-name="T11">"^4.4.5"</text:span></text:p>
      <text:p text:style-name="P10">  <text:span text:style-name="T18">}</text:span></text:p>
      <text:p text:style-name="P3">}</text:p>
      <text:p text:style-name="P3"/>
      <text:p text:style-name="Standard">Também <text:span text:style-name="T32">possuo uma API que tem os seguintes diretórios, pastas e arquivos:</text:span></text:p>
      <text:p text:style-name="Standard"/>
      <text:p text:style-name="P15">arquivo ‘server.js’ na raiz da API com a seguinte configuração:</text:p>
      <text:p text:style-name="P15"/>
      <text:p text:style-name="P7"><text:span text:style-name="T2">import</text:span> <text:span text:style-name="T7">express</text:span> <text:span text:style-name="T2">from</text:span> <text:span text:style-name="T10">'express'</text:span>;</text:p>
      <text:p text:style-name="P3"><text:span text:style-name="T2">import</text:span> <text:span text:style-name="T7">cors</text:span> <text:span text:style-name="T2">from</text:span> <text:span text:style-name="T10">'cors'</text:span>;</text:p>
      <text:p text:style-name="P3"><text:span text:style-name="T2">import</text:span> <text:span text:style-name="T7">bodyParser</text:span> <text:span text:style-name="T2">from</text:span> <text:span text:style-name="T10">'body-parser'</text:span>;</text:p>
      <text:p text:style-name="P3"><text:span text:style-name="T2">import</text:span> <text:span text:style-name="T7">morgan</text:span> <text:span text:style-name="T2">from</text:span> <text:span text:style-name="T10">'morgan'</text:span>;</text:p>
      <text:p text:style-name="P3"><text:span text:style-name="T2">import</text:span> <text:span text:style-name="T7">simulacaoRoutes</text:span> <text:span text:style-name="T2">from</text:span> <text:span text:style-name="T10">'./src/routes/simulacaoRoutes.js'</text:span>;</text:p>
      <text:p text:style-name="P14"/>
      <text:p text:style-name="P3"><text:span text:style-name="T13">const</text:span> <text:span text:style-name="T28">app</text:span> <text:span text:style-name="T23">=</text:span> <text:span text:style-name="T15">express</text:span>();</text:p>
      <text:p text:style-name="P14"/>
      <text:p text:style-name="P11">// Middlewares</text:p>
      <text:p text:style-name="P3"><text:span text:style-name="T28">app</text:span>.<text:span text:style-name="T15">use</text:span>(<text:span text:style-name="T15">cors</text:span>());</text:p>
      <text:p text:style-name="P3"><text:span text:style-name="T28">app</text:span>.<text:span text:style-name="T15">use</text:span>(<text:span text:style-name="T28">bodyParser</text:span>.<text:span text:style-name="T15">json</text:span>());</text:p>
      <text:p text:style-name="P3"><text:span text:style-name="T28">app</text:span>.<text:span text:style-name="T15">use</text:span>(<text:span text:style-name="T15">morgan</text:span>(<text:span text:style-name="T10">'combined'</text:span>));</text:p>
      <text:p text:style-name="P14"/>
      <text:p text:style-name="P11">// Rotas</text:p>
      <text:p text:style-name="P3"><text:span text:style-name="T28">app</text:span>.<text:span text:style-name="T15">use</text:span>(<text:span text:style-name="T10">'/api'</text:span>, <text:span text:style-name="T28">simulacaoRoutes</text:span>); <text:span text:style-name="T25">// Defina um prefixo de rota "/api" para todas as rotas</text:span></text:p>
      <text:p text:style-name="P14"/>
      <text:p text:style-name="P11">// Porta para o servidor</text:p>
      <text:p text:style-name="P3"><text:span text:style-name="T13">const</text:span> <text:span text:style-name="T28">port</text:span> <text:span text:style-name="T23">=</text:span> <text:span text:style-name="T7">process</text:span>.<text:span text:style-name="T7">env</text:span>.<text:span text:style-name="T28">PORT</text:span> <text:span text:style-name="T23">||</text:span> <text:span text:style-name="T33">3000</text:span>;</text:p>
      <text:p text:style-name="P3"><text:span text:style-name="T28">app</text:span>.<text:span text:style-name="T15">listen</text:span>(<text:span text:style-name="T28">port</text:span>, () <text:span text:style-name="T13">=&gt;</text:span> {</text:p>
      <text:p text:style-name="P10">  <text:span text:style-name="T8">console</text:span><text:span text:style-name="T18">.</text:span><text:span text:style-name="T16">log</text:span><text:span text:style-name="T18">(</text:span><text:span text:style-name="T11">`Servidor rodando na porta </text:span><text:span text:style-name="T14">${</text:span><text:span text:style-name="T29">port</text:span><text:span text:style-name="T14">}</text:span><text:span text:style-name="T11">`</text:span><text:span text:style-name="T18">);</text:span></text:p>
      <text:p text:style-name="P3">});</text:p>
      <text:p text:style-name="P3"/>
      <text:p text:style-name="P15">arquivo previdenciaaquidb.sql, também na raiz da API com a seguinte configuração:</text:p>
      <text:p text:style-name="P15"/>
      <text:p text:style-name="P13">-- MySQL Script generated by MySQL Workbench</text:p>
      <text:p text:style-name="P11">-- Thu May 18 16:59:19 2023</text:p>
      <text:p text:style-name="P11">-- Model: New Model    Version: 1.0</text:p>
      <text:p text:style-name="P11"><text:soft-page-break/>-- MySQL Workbench Forward Engineering</text:p>
      <text:p text:style-name="P14"/>
      <text:p text:style-name="P3"><text:span text:style-name="T13">SET</text:span> @OLD_UNIQUE_CHECKS<text:span text:style-name="T23">=</text:span>@@UNIQUE_CHECKS, UNIQUE_CHECKS<text:span text:style-name="T23">=</text:span><text:span text:style-name="T33">0</text:span>;</text:p>
      <text:p text:style-name="P3"><text:span text:style-name="T13">SET</text:span> @OLD_FOREIGN_KEY_CHECKS<text:span text:style-name="T23">=</text:span>@@FOREIGN_KEY_CHECKS, FOREIGN_KEY_CHECKS<text:span text:style-name="T23">=</text:span><text:span text:style-name="T33">0</text:span>;</text:p>
      <text:p text:style-name="P3"><text:span text:style-name="T13">SET</text:span> @OLD_SQL_MODE<text:span text:style-name="T23">=</text:span>@@SQL_MODE, SQL_MODE<text:span text:style-name="T23">=</text:span><text:span text:style-name="T10">'ONLY_FULL_GROUP_BY,STRICT_TRANS_TABLES,NO_ZERO_IN_DATE,NO_ZERO_DATE,ERROR_FOR_DIVISION_BY_ZERO,NO_ENGINE_SUBSTITUTION'</text:span>;</text:p>
      <text:p text:style-name="P14"/>
      <text:p text:style-name="P11">-- -----------------------------------------------------</text:p>
      <text:p text:style-name="P11">-- Schema previdenciaaquidb</text:p>
      <text:p text:style-name="P11">-- -----------------------------------------------------</text:p>
      <text:p text:style-name="P3"><text:span text:style-name="T13">DROP</text:span> <text:span text:style-name="T13">SCHEMA</text:span> <text:span text:style-name="T13">IF</text:span> <text:span text:style-name="T13">EXISTS</text:span> <text:span text:style-name="T10">`previdenciaaquidb`</text:span>;</text:p>
      <text:p text:style-name="P11">-- -----------------------------------------------------</text:p>
      <text:p text:style-name="P11">-- Schema previdenciaaquidb</text:p>
      <text:p text:style-name="P11">-- -----------------------------------------------------</text:p>
      <text:p text:style-name="P3"><text:span text:style-name="T13">CREATE</text:span> <text:span text:style-name="T13">SCHEMA</text:span> <text:span text:style-name="T15">IF</text:span> <text:span text:style-name="T13">NOT</text:span> <text:span text:style-name="T13">EXISTS</text:span> <text:span text:style-name="T10">`previdenciaaquidb`</text:span> <text:span text:style-name="T13">DEFAULT</text:span> <text:span text:style-name="T13">CHARACTER</text:span> <text:span text:style-name="T13">SET</text:span> utf8 ;</text:p>
      <text:p text:style-name="P3"><text:span text:style-name="T13">USE</text:span> <text:span text:style-name="T10">`previdenciaaquidb`</text:span> ;</text:p>
      <text:p text:style-name="P14"/>
      <text:p text:style-name="P11">-- -----------------------------------------------------</text:p>
      <text:p text:style-name="P11">-- Table `previdenciaaquidb`.`simulacao_beneficio`</text:p>
      <text:p text:style-name="P11">-- -----------------------------------------------------</text:p>
      <text:p text:style-name="P3"><text:span text:style-name="T13">CREATE</text:span> <text:span text:style-name="T13">TABLE</text:span> <text:span text:style-name="T15">IF</text:span> <text:span text:style-name="T13">NOT</text:span> <text:span text:style-name="T13">EXISTS</text:span> <text:span text:style-name="T10">`previdenciaaquidb`</text:span>.<text:span text:style-name="T10">`simulacao_beneficio`</text:span> (</text:p>
      <text:p text:style-name="P10">  <text:span text:style-name="T11">`id`</text:span><text:span text:style-name="T18"> </text:span><text:span text:style-name="T14">INT</text:span><text:span text:style-name="T18"> UNSIGNED </text:span><text:span text:style-name="T14">NOT NULL</text:span><text:span text:style-name="T18"> AUTO_INCREMENT,</text:span></text:p>
      <text:p text:style-name="P10">  <text:span text:style-name="T11">`genero`</text:span><text:span text:style-name="T18"> ENUM(</text:span><text:span text:style-name="T11">'m'</text:span><text:span text:style-name="T18">, </text:span><text:span text:style-name="T11">'f'</text:span><text:span text:style-name="T18">) </text:span><text:span text:style-name="T14">NOT NULL</text:span><text:span text:style-name="T18">,</text:span></text:p>
      <text:p text:style-name="P10">  <text:span text:style-name="T11">`data_nascimento`</text:span><text:span text:style-name="T18"> </text:span><text:span text:style-name="T14">DATE</text:span><text:span text:style-name="T18"> </text:span><text:span text:style-name="T14">NOT NULL</text:span><text:span text:style-name="T18">,</text:span></text:p>
      <text:p text:style-name="P10">  <text:span text:style-name="T11">`idade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tempo_contribuicao_mes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idade_aposentadoria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mes_aposentadoria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ano_aposentadoria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tempo_contribuicao_pendente_mes`</text:span><text:span text:style-name="T18"> </text:span><text:span text:style-name="T14">INT</text:span><text:span text:style-name="T18"> </text:span><text:span text:style-name="T14">NULL</text:span><text:span text:style-name="T18">,</text:span></text:p>
      <text:p text:style-name="P10">  <text:span text:style-name="T11">`valor_beneficio`</text:span><text:span text:style-name="T18"> </text:span><text:span text:style-name="T14">DECIMAL</text:span><text:span text:style-name="T18">(</text:span><text:span text:style-name="T34">10</text:span><text:span text:style-name="T18">,</text:span><text:span text:style-name="T34">2</text:span><text:span text:style-name="T18">) </text:span><text:span text:style-name="T14">NULL</text:span><text:span text:style-name="T18">,</text:span></text:p>
      <text:p text:style-name="P10">  <text:span text:style-name="T14">PRIMARY KEY</text:span><text:span text:style-name="T18"> (</text:span><text:span text:style-name="T11">`id`</text:span><text:span text:style-name="T18">))</text:span></text:p>
      <text:p text:style-name="P3">ENGINE <text:span text:style-name="T23">=</text:span> InnoDB;</text:p>
      <text:p text:style-name="P4"/>
      <text:p text:style-name="P15">arquivo package.json, também na raiz da API com a seguinte configuração:</text:p>
      <text:p text:style-name="P15"/>
      <text:p text:style-name="P7">{</text:p>
      <text:p text:style-name="P10">  <text:span text:style-name="T8">"name"</text:span><text:span text:style-name="T18">: </text:span><text:span text:style-name="T11">"api"</text:span><text:span text:style-name="T18">,</text:span></text:p>
      <text:p text:style-name="P10">  <text:span text:style-name="T8">"version"</text:span><text:span text:style-name="T18">: </text:span><text:span text:style-name="T11">"0.0.1"</text:span><text:span text:style-name="T18">,</text:span></text:p>
      <text:p text:style-name="P10">  <text:span text:style-name="T8">"description"</text:span><text:span text:style-name="T18">: </text:span><text:span text:style-name="T11">"Api do nosso projeto CashWise. Feito com express seguindo o modelo MVC com programação modular."</text:span><text:span text:style-name="T18">,</text:span></text:p>
      <text:p text:style-name="P10">  <text:span text:style-name="T8">"main"</text:span><text:span text:style-name="T18">: </text:span><text:span text:style-name="T11">"server.js"</text:span><text:span text:style-name="T18">,</text:span></text:p>
      <text:p text:style-name="P10">  <text:span text:style-name="T8">"type"</text:span><text:span text:style-name="T18">: </text:span><text:span text:style-name="T11">"module"</text:span><text:span text:style-name="T18">,</text:span></text:p>
      <text:p text:style-name="P10">  <text:span text:style-name="T8">"scripts"</text:span><text:span text:style-name="T18">: {</text:span></text:p>
      <text:p text:style-name="P10">    <text:span text:style-name="T8">"test"</text:span><text:span text:style-name="T18">: </text:span><text:span text:style-name="T11">"echo </text:span><text:span text:style-name="T35">\"</text:span><text:span text:style-name="T11">Error: no test specified</text:span><text:span text:style-name="T35">\"</text:span><text:span text:style-name="T11"> &amp;&amp; exit 1"</text:span><text:span text:style-name="T18">,</text:span></text:p>
      <text:p text:style-name="P10">    <text:span text:style-name="T8">"dev"</text:span><text:span text:style-name="T18">: </text:span><text:span text:style-name="T11">"node server.js"</text:span></text:p>
      <text:p text:style-name="P10">  <text:span text:style-name="T18">},</text:span></text:p>
      <text:p text:style-name="P10">  <text:span text:style-name="T8">"keywords"</text:span><text:span text:style-name="T18">: [</text:span></text:p>
      <text:p text:style-name="P10">    <text:span text:style-name="T11">"express"</text:span><text:span text:style-name="T18">,</text:span></text:p>
      <text:p text:style-name="P10"><text:soft-page-break/>    <text:span text:style-name="T11">"mysql2"</text:span><text:span text:style-name="T18">,</text:span></text:p>
      <text:p text:style-name="P10">    <text:span text:style-name="T11">"mvc"</text:span><text:span text:style-name="T18">,</text:span></text:p>
      <text:p text:style-name="P10">    <text:span text:style-name="T11">"api"</text:span><text:span text:style-name="T18">,</text:span></text:p>
      <text:p text:style-name="P10">    <text:span text:style-name="T11">"node"</text:span><text:span text:style-name="T18">,</text:span></text:p>
      <text:p text:style-name="P10">    <text:span text:style-name="T11">"json"</text:span></text:p>
      <text:p text:style-name="P10">  <text:span text:style-name="T18">],</text:span></text:p>
      <text:p text:style-name="P10">  <text:span text:style-name="T8">"author"</text:span><text:span text:style-name="T18">: </text:span><text:span text:style-name="T11">""</text:span><text:span text:style-name="T18">,</text:span></text:p>
      <text:p text:style-name="P10">  <text:span text:style-name="T8">"license"</text:span><text:span text:style-name="T18">: </text:span><text:span text:style-name="T11">"ISC"</text:span><text:span text:style-name="T18">,</text:span></text:p>
      <text:p text:style-name="P10">  <text:span text:style-name="T8">"dependencies"</text:span><text:span text:style-name="T18">: {</text:span></text:p>
      <text:p text:style-name="P10">    <text:span text:style-name="T8">"body-parser"</text:span><text:span text:style-name="T18">: </text:span><text:span text:style-name="T11">"^1.20.2"</text:span><text:span text:style-name="T18">,</text:span></text:p>
      <text:p text:style-name="P10">    <text:span text:style-name="T8">"cors"</text:span><text:span text:style-name="T18">: </text:span><text:span text:style-name="T11">"^2.8.5"</text:span><text:span text:style-name="T18">,</text:span></text:p>
      <text:p text:style-name="P10">    <text:span text:style-name="T8">"express"</text:span><text:span text:style-name="T18">: </text:span><text:span text:style-name="T11">"^4.18.2"</text:span><text:span text:style-name="T18">,</text:span></text:p>
      <text:p text:style-name="P10">    <text:span text:style-name="T8">"morgan"</text:span><text:span text:style-name="T18">: </text:span><text:span text:style-name="T11">"^1.10.0"</text:span><text:span text:style-name="T18">,</text:span></text:p>
      <text:p text:style-name="P10">    <text:span text:style-name="T8">"mysql2"</text:span><text:span text:style-name="T18">: </text:span><text:span text:style-name="T11">"^3.6.1"</text:span></text:p>
      <text:p text:style-name="P10">  <text:span text:style-name="T18">}</text:span></text:p>
      <text:p text:style-name="P3">}</text:p>
      <text:p text:style-name="P3"/>
      <text:p text:style-name="P15"/>
      <text:p text:style-name="P17"/>
      <text:p text:style-name="P17"/>
      <text:p text:style-name="P17"><text:span text:style-name="T32">Diretório ‘src’ com os seguintes arquivos: </text:span></text:p>
      <text:p text:style-name="P15"/>
      <text:p text:style-name="P15">arquivo ‘<text:span text:style-name="T36">app.js</text:span>’ com a seguinte configuração:</text:p>
      <text:p text:style-name="P15"/>
      <text:p text:style-name="P7"><text:span text:style-name="T13">const</text:span> <text:span text:style-name="T15">express</text:span> <text:span text:style-name="T23">=</text:span> <text:span text:style-name="T15">require</text:span>(<text:span text:style-name="T10">'express'</text:span>);</text:p>
      <text:p text:style-name="P3"><text:span text:style-name="T13">const</text:span> <text:span text:style-name="T15">cors</text:span> <text:span text:style-name="T23">=</text:span> <text:span text:style-name="T15">require</text:span>(<text:span text:style-name="T10">'cors'</text:span>);</text:p>
      <text:p text:style-name="P3"><text:span text:style-name="T13">const</text:span> <text:span text:style-name="T28">bodyParser</text:span> <text:span text:style-name="T23">=</text:span> <text:span text:style-name="T15">require</text:span>(<text:span text:style-name="T10">'body-parser'</text:span>);</text:p>
      <text:p text:style-name="P3"><text:span text:style-name="T13">const</text:span> <text:span text:style-name="T15">morgan</text:span> <text:span text:style-name="T23">=</text:span> <text:span text:style-name="T15">require</text:span>(<text:span text:style-name="T10">'morgan'</text:span>);</text:p>
      <text:p text:style-name="P3"><text:span text:style-name="T13">const</text:span> <text:span text:style-name="T28">simulaRoutes</text:span> <text:span text:style-name="T23">=</text:span> <text:span text:style-name="T15">require</text:span>(<text:span text:style-name="T10">'./routes/simulacaoRoutes'</text:span>);</text:p>
      <text:p text:style-name="P14"/>
      <text:p text:style-name="P3"><text:span text:style-name="T13">const</text:span> <text:span text:style-name="T28">app</text:span> <text:span text:style-name="T23">=</text:span> <text:span text:style-name="T15">express</text:span>();</text:p>
      <text:p text:style-name="P14"/>
      <text:p text:style-name="P11">// Middlewares</text:p>
      <text:p text:style-name="P3"><text:span text:style-name="T28">app</text:span>.<text:span text:style-name="T15">use</text:span>(<text:span text:style-name="T15">cors</text:span>());</text:p>
      <text:p text:style-name="P3"><text:span text:style-name="T28">app</text:span>.<text:span text:style-name="T15">use</text:span>(<text:span text:style-name="T28">bodyParser</text:span>.<text:span text:style-name="T15">json</text:span>());</text:p>
      <text:p text:style-name="P3"><text:span text:style-name="T28">app</text:span>.<text:span text:style-name="T15">use</text:span>(<text:span text:style-name="T15">morgan</text:span>(<text:span text:style-name="T10">'combined'</text:span>));</text:p>
      <text:p text:style-name="P14"/>
      <text:p text:style-name="P11">// Rotas</text:p>
      <text:p text:style-name="P3"><text:span text:style-name="T28">app</text:span>.<text:span text:style-name="T15">use</text:span>(<text:span text:style-name="T10">'/api'</text:span>, <text:span text:style-name="T7">simulaRoutes</text:span>); <text:span text:style-name="T25">// Defina um prefixo de rota "/api" para todas as rotas</text:span></text:p>
      <text:p text:style-name="P14"/>
      <text:p text:style-name="P11">// Porta para o servidor</text:p>
      <text:p text:style-name="P3"><text:span text:style-name="T13">const</text:span> <text:span text:style-name="T28">port</text:span> <text:span text:style-name="T23">=</text:span> <text:span text:style-name="T7">process</text:span>.<text:span text:style-name="T7">env</text:span>.<text:span text:style-name="T28">PORT</text:span> <text:span text:style-name="T23">||</text:span> <text:span text:style-name="T33">3000</text:span>;</text:p>
      <text:p text:style-name="P3"><text:span text:style-name="T28">app</text:span>.<text:span text:style-name="T15">listen</text:span>(<text:span text:style-name="T28">port</text:span>, () <text:span text:style-name="T13">=&gt;</text:span> {</text:p>
      <text:p text:style-name="P10">  <text:span text:style-name="T8">console</text:span><text:span text:style-name="T18">.</text:span><text:span text:style-name="T16">log</text:span><text:span text:style-name="T18">(</text:span><text:span text:style-name="T11">`Servidor rodando na porta </text:span><text:span text:style-name="T14">${</text:span><text:span text:style-name="T29">port</text:span><text:span text:style-name="T14">}</text:span><text:span text:style-name="T11">`</text:span><text:span text:style-name="T18">);</text:span></text:p>
      <text:p text:style-name="P3">});</text:p>
      <text:p text:style-name="P3"/>
      <text:p text:style-name="P15"/>
      <text:p text:style-name="P18">pasta config com o arquivo ‘database.config.js’ com a seguinte configuração:</text:p>
      <text:p text:style-name="P18"/>
      <text:p text:style-name="P8"><text:span text:style-name="T13">const</text:span> <text:span text:style-name="T28">mysql</text:span> <text:span text:style-name="T23">=</text:span> <text:span text:style-name="T15">require</text:span>(<text:span text:style-name="T10">'mysql2/promise'</text:span>);</text:p>
      <text:p text:style-name="P14"><text:soft-page-break/></text:p>
      <text:p text:style-name="P3"><text:span text:style-name="T13">const</text:span> <text:span text:style-name="T28">poolSimule</text:span> <text:span text:style-name="T23">=</text:span> <text:span text:style-name="T7">mysql</text:span>.<text:span text:style-name="T15">createPool</text:span>({</text:p>
      <text:p text:style-name="P10">    <text:span text:style-name="T8">host:</text:span><text:span text:style-name="T18"> </text:span><text:span text:style-name="T11">'localhost'</text:span><text:span text:style-name="T18">,</text:span></text:p>
      <text:p text:style-name="P10">    <text:span text:style-name="T8">user:</text:span><text:span text:style-name="T18"> </text:span><text:span text:style-name="T11">'root'</text:span><text:span text:style-name="T18">,</text:span></text:p>
      <text:p text:style-name="P10">    <text:span text:style-name="T8">password:</text:span><text:span text:style-name="T18"> </text:span><text:span text:style-name="T11">''</text:span><text:span text:style-name="T18">,</text:span></text:p>
      <text:p text:style-name="P10">    <text:span text:style-name="T8">database:</text:span><text:span text:style-name="T18"> </text:span><text:span text:style-name="T11">'previdenciaaquidb'</text:span><text:span text:style-name="T18">,</text:span></text:p>
      <text:p text:style-name="P3">});</text:p>
      <text:p text:style-name="P14"/>
      <text:p text:style-name="P3"><text:span text:style-name="T21">module</text:span>.<text:span text:style-name="T21">exports</text:span> <text:span text:style-name="T23">=</text:span> {</text:p>
      <text:p text:style-name="P10">   <text:span text:style-name="T8">poolSimule</text:span></text:p>
      <text:p text:style-name="P3">};</text:p>
      <text:p text:style-name="P18"/>
      <text:p text:style-name="P18"/>
      <text:p text:style-name="P18">pasta ‘controllers com o arquivo ‘simulacaoControllers.js’ com a seguinte configuração:</text:p>
      <text:p text:style-name="P18"/>
      <text:p text:style-name="P8"><text:span text:style-name="T2">import</text:span> <text:span text:style-name="T7">express</text:span> <text:span text:style-name="T2">from</text:span> <text:span text:style-name="T10">'express'</text:span>;</text:p>
      <text:p text:style-name="P3"><text:span text:style-name="T2">import</text:span> <text:span text:style-name="T7">SimulacaoBeneficio</text:span> <text:span text:style-name="T2">from</text:span> <text:span text:style-name="T10">'../models/SimulacaoBeneficio.js'</text:span>;</text:p>
      <text:p text:style-name="P3"><text:span text:style-name="T13">const</text:span> <text:span text:style-name="T28">router</text:span> <text:span text:style-name="T23">=</text:span> <text:span text:style-name="T15">express</text:span>.<text:span text:style-name="T15">Router</text:span>();</text:p>
      <text:p text:style-name="P3"><text:span text:style-name="T13">const</text:span> <text:span text:style-name="T28">simulacaoModel</text:span> <text:span text:style-name="T23">=</text:span> <text:span text:style-name="T13">new</text:span> <text:span text:style-name="T21">SimulacaoBeneficio</text:span>();</text:p>
      <text:p text:style-name="P14"/>
      <text:p text:style-name="P11">// Rota para criar uma nova simulação</text:p>
      <text:p text:style-name="P3"><text:span text:style-name="T28">router</text:span>.<text:span text:style-name="T15">post</text:span>(<text:span text:style-name="T10">'/simulacoes'</text:span>, <text:span text:style-name="T13">async</text:span> (<text:span text:style-name="T7">req</text:span>, <text:span text:style-name="T7">res</text:span>) <text:span text:style-name="T13">=&gt;</text:span> {</text:p>
      <text:p text:style-name="P10">  <text:span text:style-name="T3">try</text:span><text:span text:style-name="T18"> {</text:span></text:p>
      <text:p text:style-name="P10">    <text:span text:style-name="T14">const</text:span><text:span text:style-name="T18"> </text:span><text:span text:style-name="T29">simulacao</text:span><text:span text:style-name="T18"> </text:span><text:span text:style-name="T24">=</text:span><text:span text:style-name="T18"> </text:span><text:span text:style-name="T8">req</text:span><text:span text:style-name="T18">.</text:span><text:span text:style-name="T8">body</text:span><text:span text:style-name="T18">; </text:span><text:span text:style-name="T26">// Certifique-se de que o corpo da solicitação contém os dados da simulação</text:span></text:p>
      <text:p text:style-name="P10">    <text:span text:style-name="T14">const</text:span><text:span text:style-name="T18"> </text:span><text:span text:style-name="T29">result</text:span><text:span text:style-name="T18"> </text:span><text:span text:style-name="T24">=</text:span><text:span text:style-name="T18"> </text:span><text:span text:style-name="T3">await</text:span><text:span text:style-name="T18"> </text:span><text:span text:style-name="T29">simulacaoModel</text:span><text:span text:style-name="T18">.</text:span><text:span text:style-name="T16">criar</text:span><text:span text:style-name="T18">(</text:span><text:span text:style-name="T29">simulacao</text:span><text:span text:style-name="T18">);</text:span></text:p>
      <text:p text:style-name="P10">    <text:span text:style-name="T8">res</text:span><text:span text:style-name="T18">.</text:span><text:span text:style-name="T16">json</text:span><text:span text:style-name="T18">(</text:span><text:span text:style-name="T29">result</text:span><text:span text:style-name="T18">);</text:span></text:p>
      <text:p text:style-name="P10">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criar a simulação.'</text:span><text:span text:style-name="T18">, </text:span><text:span text:style-name="T8">error:</text:span><text:span text:style-name="T18"> </text:span><text:span text:style-name="T8">error</text:span><text:span text:style-name="T18">.</text:span><text:span text:style-name="T8">message</text:span><text:span text:style-name="T18"> });</text:span></text:p>
      <text:p text:style-name="P10">  <text:span text:style-name="T18">}</text:span></text:p>
      <text:p text:style-name="P3">});</text:p>
      <text:p text:style-name="P14"/>
      <text:p text:style-name="P11">// Rota para obter todas as simulações</text:p>
      <text:p text:style-name="P3"><text:span text:style-name="T28">router</text:span>.<text:span text:style-name="T15">get</text:span>(<text:span text:style-name="T10">'/simulacoes'</text:span>, <text:span text:style-name="T13">async</text:span> (<text:span text:style-name="T7">req</text:span>, <text:span text:style-name="T7">res</text:span>) <text:span text:style-name="T13">=&gt;</text:span> {</text:p>
      <text:p text:style-name="P10">  <text:span text:style-name="T3">try</text:span><text:span text:style-name="T18"> {</text:span></text:p>
      <text:p text:style-name="P10">    <text:span text:style-name="T14">const</text:span><text:span text:style-name="T18"> </text:span><text:span text:style-name="T29">result</text:span><text:span text:style-name="T18"> </text:span><text:span text:style-name="T24">=</text:span><text:span text:style-name="T18"> </text:span><text:span text:style-name="T3">await</text:span><text:span text:style-name="T18"> </text:span><text:span text:style-name="T29">simulacaoModel</text:span><text:span text:style-name="T18">.</text:span><text:span text:style-name="T16">listarTodos</text:span><text:span text:style-name="T18">();</text:span></text:p>
      <text:p text:style-name="P10">    <text:span text:style-name="T8">res</text:span><text:span text:style-name="T18">.</text:span><text:span text:style-name="T16">json</text:span><text:span text:style-name="T18">(</text:span><text:span text:style-name="T29">result</text:span><text:span text:style-name="T18">);</text:span></text:p>
      <text:p text:style-name="P10">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listar as simulações.'</text:span><text:span text:style-name="T18">, </text:span><text:span text:style-name="T8">error:</text:span><text:span text:style-name="T18"> </text:span><text:span text:style-name="T8">error</text:span><text:span text:style-name="T18">.</text:span><text:span text:style-name="T8">message</text:span><text:span text:style-name="T18"> });</text:span></text:p>
      <text:p text:style-name="P10">  <text:span text:style-name="T18">}</text:span></text:p>
      <text:p text:style-name="P3">});</text:p>
      <text:p text:style-name="P14"/>
      <text:p text:style-name="P11">// Rota para obter uma simulação pelo ID</text:p>
      <text:p text:style-name="P3"><text:span text:style-name="T28">router</text:span>.<text:span text:style-name="T15">get</text:span>(<text:span text:style-name="T10">'/simulacoes/:id'</text:span>, <text:span text:style-name="T13">async</text:span> (<text:span text:style-name="T7">req</text:span>, <text:span text:style-name="T7">res</text:span>) <text:span text:style-name="T13">=&gt;</text:span> {</text:p>
      <text:p text:style-name="P10">  <text:span text:style-name="T3">try</text:span><text:span text:style-name="T18"> {</text:span></text:p>
      <text:p text:style-name="P10">    <text:span text:style-name="T14">const</text:span><text:span text:style-name="T18"> </text:span><text:span text:style-name="T29">id</text:span><text:span text:style-name="T18"> </text:span><text:span text:style-name="T24">=</text:span><text:span text:style-name="T18"> </text:span><text:span text:style-name="T8">req</text:span><text:span text:style-name="T18">.</text:span><text:span text:style-name="T8">params</text:span><text:span text:style-name="T18">.</text:span><text:span text:style-name="T8">id</text:span><text:span text:style-name="T18">;</text:span></text:p>
      <text:p text:style-name="P10">    <text:span text:style-name="T14">const</text:span><text:span text:style-name="T18"> </text:span><text:span text:style-name="T29">result</text:span><text:span text:style-name="T18"> </text:span><text:span text:style-name="T24">=</text:span><text:span text:style-name="T18"> </text:span><text:span text:style-name="T3">await</text:span><text:span text:style-name="T18"> </text:span><text:span text:style-name="T29">simulacaoModel</text:span><text:span text:style-name="T18">.</text:span><text:span text:style-name="T16">consultarPorId</text:span><text:span text:style-name="T18">(</text:span><text:span text:style-name="T29">id</text:span><text:span text:style-name="T18">);</text:span></text:p>
      <text:p text:style-name="P10">    <text:span text:style-name="T8">res</text:span><text:span text:style-name="T18">.</text:span><text:span text:style-name="T16">json</text:span><text:span text:style-name="T18">(</text:span><text:span text:style-name="T29">result</text:span><text:span text:style-name="T18">);</text:span></text:p>
      <text:p text:style-name="P10">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<text:soft-page-break/>    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obter a simulação.'</text:span><text:span text:style-name="T18">, </text:span><text:span text:style-name="T8">error:</text:span><text:span text:style-name="T18"> </text:span><text:span text:style-name="T8">error</text:span><text:span text:style-name="T18">.</text:span><text:span text:style-name="T8">message</text:span><text:span text:style-name="T18"> });</text:span></text:p>
      <text:p text:style-name="P10">  <text:span text:style-name="T18">}</text:span></text:p>
      <text:p text:style-name="P3">});</text:p>
      <text:p text:style-name="P14"/>
      <text:p text:style-name="P11">// Rota para excluir uma simulação pelo ID</text:p>
      <text:p text:style-name="P3"><text:span text:style-name="T28">router</text:span>.<text:span text:style-name="T15">delete</text:span>(<text:span text:style-name="T10">'/simulacoes/:id'</text:span>, <text:span text:style-name="T13">async</text:span> (<text:span text:style-name="T7">req</text:span>, <text:span text:style-name="T7">res</text:span>) <text:span text:style-name="T13">=&gt;</text:span> {</text:p>
      <text:p text:style-name="P10">  <text:span text:style-name="T3">try</text:span><text:span text:style-name="T18"> {</text:span></text:p>
      <text:p text:style-name="P10">    <text:span text:style-name="T14">const</text:span><text:span text:style-name="T18"> </text:span><text:span text:style-name="T29">id</text:span><text:span text:style-name="T18"> </text:span><text:span text:style-name="T24">=</text:span><text:span text:style-name="T18"> </text:span><text:span text:style-name="T8">req</text:span><text:span text:style-name="T18">.</text:span><text:span text:style-name="T8">params</text:span><text:span text:style-name="T18">.</text:span><text:span text:style-name="T8">id</text:span><text:span text:style-name="T18">;</text:span></text:p>
      <text:p text:style-name="P10">    <text:span text:style-name="T14">const</text:span><text:span text:style-name="T18"> </text:span><text:span text:style-name="T29">result</text:span><text:span text:style-name="T18"> </text:span><text:span text:style-name="T24">=</text:span><text:span text:style-name="T18"> </text:span><text:span text:style-name="T3">await</text:span><text:span text:style-name="T18"> </text:span><text:span text:style-name="T29">simulacaoModel</text:span><text:span text:style-name="T18">.</text:span><text:span text:style-name="T16">deletar</text:span><text:span text:style-name="T18">(</text:span><text:span text:style-name="T29">id</text:span><text:span text:style-name="T18">);</text:span></text:p>
      <text:p text:style-name="P10">    <text:span text:style-name="T8">res</text:span><text:span text:style-name="T18">.</text:span><text:span text:style-name="T16">json</text:span><text:span text:style-name="T18">(</text:span><text:span text:style-name="T29">result</text:span><text:span text:style-name="T18">);</text:span></text:p>
      <text:p text:style-name="P10">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excluir a simulação.'</text:span><text:span text:style-name="T18">, </text:span><text:span text:style-name="T8">error:</text:span><text:span text:style-name="T18"> </text:span><text:span text:style-name="T8">error</text:span><text:span text:style-name="T18">.</text:span><text:span text:style-name="T8">message</text:span><text:span text:style-name="T18"> });</text:span></text:p>
      <text:p text:style-name="P10">  <text:span text:style-name="T18">}</text:span></text:p>
      <text:p text:style-name="P3">});</text:p>
      <text:p text:style-name="P14"/>
      <text:p text:style-name="P3"><text:span text:style-name="T2">export</text:span> <text:span text:style-name="T2">default</text:span> <text:span text:style-name="T28">router</text:span>;</text:p>
      <text:p text:style-name="P3"/>
      <text:p text:style-name="P18">pasta ‘models’ com o arquivo ‘SimulacaoBeneficio’ com <text:s/>a seguinte configuração:</text:p>
      <text:p text:style-name="P18"/>
      <text:p text:style-name="P8"><text:span text:style-name="T2">import</text:span> <text:span text:style-name="T7">mysql</text:span> <text:span text:style-name="T2">from</text:span> <text:span text:style-name="T10">'mysql2/promise'</text:span>;</text:p>
      <text:p text:style-name="P14"/>
      <text:p text:style-name="P3"><text:span text:style-name="T13">class</text:span> <text:span text:style-name="T21">SimulacaoBeneficio</text:span> {</text:p>
      <text:p text:style-name="P10">  <text:span text:style-name="T14">constructor</text:span><text:span text:style-name="T18">() {</text:span></text:p>
      <text:p text:style-name="P10">    <text:span text:style-name="T14">this</text:span><text:span text:style-name="T18">.</text:span><text:span text:style-name="T8">connection</text:span><text:span text:style-name="T18"> </text:span><text:span text:style-name="T24">=</text:span><text:span text:style-name="T18"> </text:span><text:span text:style-name="T8">mysql</text:span><text:span text:style-name="T18">.</text:span><text:span text:style-name="T16">createPool</text:span><text:span text:style-name="T18">({</text:span></text:p>
      <text:p text:style-name="P10">      <text:span text:style-name="T8">host:</text:span><text:span text:style-name="T18"> </text:span><text:span text:style-name="T11">'localhost'</text:span><text:span text:style-name="T18">,</text:span></text:p>
      <text:p text:style-name="P10">      <text:span text:style-name="T8">user:</text:span><text:span text:style-name="T18"> </text:span><text:span text:style-name="T11">'root'</text:span><text:span text:style-name="T18">,</text:span></text:p>
      <text:p text:style-name="P10">      <text:span text:style-name="T8">password:</text:span><text:span text:style-name="T18"> </text:span><text:span text:style-name="T11">''</text:span><text:span text:style-name="T18">,</text:span></text:p>
      <text:p text:style-name="P10">      <text:span text:style-name="T8">database:</text:span><text:span text:style-name="T18"> </text:span><text:span text:style-name="T11">'previdenciaaquidb'</text:span></text:p>
      <text:p text:style-name="P10">    <text:span text:style-name="T18">});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criar</text:span><text:span text:style-name="T18">(</text:span><text:span text:style-name="T8">simulacao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INSERT INTO simulacao_beneficio (tempo_contribuicao_mes, idade_aposentadoria, mes_aposentadoria, ano_aposentadoria, tempo_contribuicao_pendente_mes) VALUES (?, ?, ?, ?, ?)`</text:span><text:span text:style-name="T18">;</text:span></text:p>
      <text:p text:style-name="P10">      <text:span text:style-name="T14">const</text:span><text:span text:style-name="T18"> </text:span><text:span text:style-name="T29">values</text:span><text:span text:style-name="T18"> </text:span><text:span text:style-name="T24">=</text:span><text:span text:style-name="T18"> [</text:span></text:p>
      <text:p text:style-name="P10">        <text:span text:style-name="T8">simulacao</text:span><text:span text:style-name="T18">.</text:span><text:span text:style-name="T8">tempoContribuicaoMes</text:span><text:span text:style-name="T18">,</text:span></text:p>
      <text:p text:style-name="P10">        <text:span text:style-name="T8">simulacao</text:span><text:span text:style-name="T18">.</text:span><text:span text:style-name="T8">idadeAposentadoria</text:span><text:span text:style-name="T18">,</text:span></text:p>
      <text:p text:style-name="P10">        <text:span text:style-name="T8">simulacao</text:span><text:span text:style-name="T18">.</text:span><text:span text:style-name="T8">mesAposentadoria</text:span><text:span text:style-name="T18">,</text:span></text:p>
      <text:p text:style-name="P10">        <text:span text:style-name="T8">simulacao</text:span><text:span text:style-name="T18">.</text:span><text:span text:style-name="T8">anoAposentadoria</text:span><text:span text:style-name="T18">,</text:span></text:p>
      <text:p text:style-name="P10">        <text:span text:style-name="T8">simulacao</text:span><text:span text:style-name="T18">.</text:span><text:span text:style-name="T8">tempoContribuicaoPendenteMes</text:span><text:span text:style-name="T18">,</text:span></text:p>
      <text:p text:style-name="P10">      <text:span text:style-name="T18">];</text:span></text:p>
      <text:p text:style-name="P14"/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</text:span><text:span text:style-name="T29">values</text:span><text:span text:style-name="T18">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affectedRows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message:</text:span><text:span text:style-name="T18"> </text:span><text:span text:style-name="T11">'Registro criado com sucesso.'</text:span><text:span text:style-name="T18"> };</text:span></text:p>
      <text:p text:style-name="P10">      <text:span text:style-name="T18">} </text:span><text:span text:style-name="T3">else</text:span><text:span text:style-name="T18"> {</text:span></text:p>
      <text:p text:style-name="P10"><text:soft-page-break/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Não foi possível criar o registr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cri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listarTodos</text:span><text:span text:style-name="T18">(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SELECT * FROM simulacao_beneficio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query</text:span><text:span text:style-name="T18">(</text:span><text:span text:style-name="T29">sql</text:span><text:span text:style-name="T18">);</text:span></text:p>
      <text:p text:style-name="P14"/>
      <text:p text:style-name="P10">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data:</text:span><text:span text:style-name="T18"> </text:span><text:span text:style-name="T29">rows</text:span><text:span text:style-name="T18"> };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listar os registros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consultarPorId</text:span><text:span text:style-name="T18">(</text:span><text:span text:style-name="T8">id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SELECT * FROM simulacao_beneficio WHERE id = ?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[</text:span><text:span text:style-name="T8">id</text:span><text:span text:style-name="T18">]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length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data:</text:span><text:span text:style-name="T18"> </text:span><text:span text:style-name="T29">rows</text:span><text:span text:style-name="T18">[</text:span><text:span text:style-name="T34">0</text:span><text:span text:style-name="T18">] };</text:span></text:p>
      <text:p text:style-name="P10">      <text:span text:style-name="T18">} </text:span><text:span text:style-name="T3">else</text:span><text:span text:style-name="T18">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Registro não encontrad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consult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deletar</text:span><text:span text:style-name="T18">(</text:span><text:span text:style-name="T8">id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DELETE FROM simulacao_beneficio WHERE id = ?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[</text:span><text:span text:style-name="T8">id</text:span><text:span text:style-name="T18">]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affectedRows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message:</text:span><text:span text:style-name="T18"> </text:span><text:span text:style-name="T11">'Registro deletado com sucesso.'</text:span><text:span text:style-name="T18"> };</text:span></text:p>
      <text:p text:style-name="P10">      <text:span text:style-name="T18">} </text:span><text:span text:style-name="T3">else</text:span><text:span text:style-name="T18">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Registro não encontrad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delet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3">}</text:p>
      <text:p text:style-name="P14"/>
      <text:p text:style-name="P3"><text:span text:style-name="T2">export</text:span> <text:span text:style-name="T2">default</text:span> <text:span text:style-name="T7">SimulacaoBeneficio</text:span>;</text:p>
      <text:p text:style-name="P3"/>
      <text:p text:style-name="P18"><text:soft-page-break/>e por fim a pasta ‘routes’ com o arquivo ‘simulacaoRoutes.js’ com a seguinte configuração:</text:p>
      <text:p text:style-name="P18"/>
      <text:p text:style-name="P8"><text:span text:style-name="T2">import</text:span> <text:span text:style-name="T7">express</text:span> <text:span text:style-name="T2">from</text:span> <text:span text:style-name="T10">'express'</text:span>;</text:p>
      <text:p text:style-name="P3"><text:span text:style-name="T2">import</text:span> <text:span text:style-name="T7">simulacaoControllers</text:span> <text:span text:style-name="T2">from</text:span> <text:span text:style-name="T10">'../controllers/simulacaoControllers.js'</text:span>;</text:p>
      <text:p text:style-name="P14"/>
      <text:p text:style-name="P3"><text:span text:style-name="T13">const</text:span> <text:span text:style-name="T28">router</text:span> <text:span text:style-name="T23">=</text:span> <text:span text:style-name="T15">express</text:span>.<text:span text:style-name="T15">Router</text:span>();</text:p>
      <text:p text:style-name="P14"/>
      <text:p text:style-name="P3"><text:span text:style-name="T28">router</text:span>.<text:span text:style-name="T15">use</text:span>(<text:span text:style-name="T10">'/api'</text:span>, <text:span text:style-name="T28">simulacaoControllers</text:span>);</text:p>
      <text:p text:style-name="P14"/>
      <text:p text:style-name="P11">// Middleware de tratamento de erros</text:p>
      <text:p text:style-name="P3"><text:span text:style-name="T28">router</text:span>.<text:span text:style-name="T15">use</text:span>((<text:span text:style-name="T7">err</text:span>, <text:span text:style-name="T7">req</text:span>, <text:span text:style-name="T7">res</text:span>, <text:span text:style-name="T7">next</text:span>) <text:span text:style-name="T13">=&gt;</text:span> {</text:p>
      <text:p text:style-name="P10">  <text:span text:style-name="T8">console</text:span><text:span text:style-name="T18">.</text:span><text:span text:style-name="T16">error</text:span><text:span text:style-name="T18">(</text:span><text:span text:style-name="T8">err</text:span><text:span text:style-name="T18">.</text:span><text:span text:style-name="T8">stack</text:span><text:span text:style-name="T18">); </text:span><text:span text:style-name="T26">// Registra o erro no console para fins de depuração</text:span></text:p>
      <text:p text:style-name="P14"/>
      <text:p text:style-name="P10">  <text:span text:style-name="T26">// Verifique se a exceção possui uma mensagem personalizada</text:span></text:p>
      <text:p text:style-name="P10">  <text:span text:style-name="T3">if</text:span><text:span text:style-name="T18"> (</text:span><text:span text:style-name="T8">err</text:span><text:span text:style-name="T18">.</text:span><text:span text:style-name="T8">message</text:span><text:span text:style-name="T18">) {</text:span></text:p>
      <text:p text:style-name="P10">    <text:span text:style-name="T3">return</text:span><text:span text:style-name="T18"> </text:span>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error:</text:span><text:span text:style-name="T18"> </text:span><text:span text:style-name="T8">err</text:span><text:span text:style-name="T18">.</text:span><text:span text:style-name="T8">message</text:span><text:span text:style-name="T18"> });</text:span></text:p>
      <text:p text:style-name="P10">  <text:span text:style-name="T18">}</text:span></text:p>
      <text:p text:style-name="P14"/>
      <text:p text:style-name="P10">  <text:span text:style-name="T26">// Caso contrário, trate como um erro interno genérico</text:span></text:p>
      <text:p text:style-name="P10">  <text:span text:style-name="T8">res</text:span><text:span text:style-name="T18">.</text:span><text:span text:style-name="T16">status</text:span><text:span text:style-name="T18">(</text:span><text:span text:style-name="T34">500</text:span><text:span text:style-name="T18">).</text:span><text:span text:style-name="T16">json</text:span><text:span text:style-name="T18">({ </text:span><text:span text:style-name="T8">error:</text:span><text:span text:style-name="T18"> </text:span><text:span text:style-name="T11">'Erro interno do servidor'</text:span><text:span text:style-name="T18"> });</text:span></text:p>
      <text:p text:style-name="P3">});</text:p>
      <text:p text:style-name="P14"/>
      <text:p text:style-name="P3"><text:span text:style-name="T2">export</text:span> <text:span text:style-name="T2">default</text:span> <text:span text:style-name="T28">router</text:span>;</text:p>
      <text:p text:style-name="P3"/>
      <text:p text:style-name="P18"/>
      <text:p text:style-name="P18"><text:span text:style-name="T37">Qual a melhor forma de conectar o frontend acima que foi desenvolvido em React <text:s/></text:span><text:span text:style-name="T38">+ Vite </text:span><text:span text:style-name="T37">a essa API backend desenvolvid</text:span><text:span text:style-name="T38">a</text:span><text:span text:style-name="T37"> em NodeJs com Express e base de dados?</text:span> </text:p>
      <text:p text:style-name="P18"/>
      <text:p text:style-name="P18"/>
      <text:p text:style-name="P15">……………………………………………………………………………………………………</text:p>
      <text:p text:style-name="P15"/>
      <text:p text:style-name="P16">Segue a configuração da minha API:</text:p>
      <text:p text:style-name="P16"/>
      <text:p text:style-name="P16">"import mysql from 'mysql2/promise';</text:p>
      <text:p text:style-name="P15"/>
      <text:p text:style-name="P15">class SimulacaoBeneficio {</text:p>
      <text:p text:style-name="P15"><text:s text:c="2"/>constructor() {</text:p>
      <text:p text:style-name="P15"><text:s text:c="4"/>this.connection = mysql.createPool({</text:p>
      <text:p text:style-name="P15"><text:s text:c="6"/>host: 'localhost',</text:p>
      <text:p text:style-name="P15"><text:s text:c="6"/>user: 'root',</text:p>
      <text:p text:style-name="P15"><text:s text:c="6"/>password: '',</text:p>
      <text:p text:style-name="P15"><text:s text:c="6"/>database: 'previdenciaaquidb'</text:p>
      <text:p text:style-name="P15"><text:s text:c="4"/>});</text:p>
      <text:p text:style-name="P15"><text:s text:c="2"/>}</text:p>
      <text:p text:style-name="P15"/>
      <text:p text:style-name="P15"><text:s text:c="2"/>async criar(simulacao) {</text:p>
      <text:p text:style-name="P15"><text:s text:c="4"/>try {</text:p>
      <text:p text:style-name="P15"><text:s text:c="6"/>const sql = `INSERT INTO simulacao_beneficio (tempo_contribuicao_mes, idade_aposentadoria, mes_aposentadoria, ano_aposentadoria, tempo_contribuicao_pendente_mes) VALUES (?, ?, ?, ?, ?)`;</text:p>
      <text:p text:style-name="P15"><text:s text:c="6"/>const values = [</text:p>
      <text:p text:style-name="P15"><text:s text:c="8"/>simulacao.tempoContribuicaoMes,</text:p>
      <text:p text:style-name="P15"><text:soft-page-break/><text:s text:c="8"/>simulacao.idadeAposentadoria,</text:p>
      <text:p text:style-name="P15"><text:s text:c="8"/>simulacao.mesAposentadoria,</text:p>
      <text:p text:style-name="P15"><text:s text:c="8"/>simulacao.anoAposentadoria,</text:p>
      <text:p text:style-name="P15"><text:s text:c="8"/>simulacao.tempoContribuicaoPendenteMes,</text:p>
      <text:p text:style-name="P15"><text:s text:c="6"/>];</text:p>
      <text:p text:style-name="P15"/>
      <text:p text:style-name="P15"><text:s text:c="6"/>const [rows] = await this.connection.execute(sql, values);</text:p>
      <text:p text:style-name="P15"/>
      <text:p text:style-name="P15"><text:s text:c="6"/>if (rows.affectedRows === 1) {</text:p>
      <text:p text:style-name="P15"><text:s text:c="8"/>return { success: true, message: 'Registro criado com sucesso.' };</text:p>
      <text:p text:style-name="P15"><text:s text:c="6"/>} else {</text:p>
      <text:p text:style-name="P15"><text:s text:c="8"/>return { success: false, message: 'Não foi possível criar o registro.' };</text:p>
      <text:p text:style-name="P15"><text:s text:c="6"/>}</text:p>
      <text:p text:style-name="P15"><text:s text:c="4"/>} catch (error) {</text:p>
      <text:p text:style-name="P15"><text:s text:c="6"/>return { success: false, message: 'Erro ao criar o registro.', error };</text:p>
      <text:p text:style-name="P15"><text:s text:c="4"/>}</text:p>
      <text:p text:style-name="P15"><text:s text:c="2"/>}</text:p>
      <text:p text:style-name="P15"/>
      <text:p text:style-name="P15"><text:s text:c="2"/>async listarTodos() {</text:p>
      <text:p text:style-name="P15"><text:s text:c="4"/>try {</text:p>
      <text:p text:style-name="P15"><text:s text:c="6"/>const sql = `SELECT * FROM simulacao_beneficio`;</text:p>
      <text:p text:style-name="P15"><text:s text:c="6"/>const [rows] = await this.connection.query(sql);</text:p>
      <text:p text:style-name="P15"/>
      <text:p text:style-name="P15"><text:s text:c="6"/>return { success: true, data: rows };</text:p>
      <text:p text:style-name="P15"><text:s text:c="4"/>} catch (error) {</text:p>
      <text:p text:style-name="P15"><text:s text:c="6"/>return { success: false, message: 'Erro ao listar os registros.', error };</text:p>
      <text:p text:style-name="P15"><text:s text:c="4"/>}</text:p>
      <text:p text:style-name="P15"><text:s text:c="2"/>}</text:p>
      <text:p text:style-name="P15"/>
      <text:p text:style-name="P15"><text:s text:c="2"/>async consultarPorId(id) {</text:p>
      <text:p text:style-name="P15"><text:s text:c="4"/>try {</text:p>
      <text:p text:style-name="P15"><text:s text:c="6"/>const sql = `SELECT * FROM simulacao_beneficio WHERE id = ?`;</text:p>
      <text:p text:style-name="P15"><text:s text:c="6"/>const [rows] = await this.connection.execute(sql, [id]);</text:p>
      <text:p text:style-name="P15"/>
      <text:p text:style-name="P15"><text:s text:c="6"/>if (rows.length === 1) {</text:p>
      <text:p text:style-name="P15"><text:s text:c="8"/>return { success: true, data: rows[0] };</text:p>
      <text:p text:style-name="P15"><text:s text:c="6"/>} else {</text:p>
      <text:p text:style-name="P15"><text:s text:c="8"/>return { success: false, message: 'Registro não encontrado.' };</text:p>
      <text:p text:style-name="P15"><text:s text:c="6"/>}</text:p>
      <text:p text:style-name="P15"><text:s text:c="4"/>} catch (error) {</text:p>
      <text:p text:style-name="P15"><text:s text:c="6"/>return { success: false, message: 'Erro ao consultar o registro.', error };</text:p>
      <text:p text:style-name="P15"><text:s text:c="4"/>}</text:p>
      <text:p text:style-name="P15"><text:s text:c="2"/>}</text:p>
      <text:p text:style-name="P15"/>
      <text:p text:style-name="P15"><text:s text:c="2"/>async deletar(id) {</text:p>
      <text:p text:style-name="P15"><text:s text:c="4"/>try {</text:p>
      <text:p text:style-name="P15"><text:s text:c="6"/>const sql = `DELETE FROM simulacao_beneficio WHERE id = ?`;</text:p>
      <text:p text:style-name="P15"><text:s text:c="6"/>const [rows] = await this.connection.execute(sql, [id]);</text:p>
      <text:p text:style-name="P15"/>
      <text:p text:style-name="P15"><text:s text:c="6"/>if (rows.affectedRows === 1) {</text:p>
      <text:p text:style-name="P15"><text:s text:c="8"/>return { success: true, message: 'Registro deletado com sucesso.' };</text:p>
      <text:p text:style-name="P15"><text:s text:c="6"/>} else {</text:p>
      <text:p text:style-name="P15"><text:soft-page-break/><text:s text:c="8"/>return { success: false, message: 'Registro não encontrado.' };</text:p>
      <text:p text:style-name="P15"><text:s text:c="6"/>}</text:p>
      <text:p text:style-name="P15"><text:s text:c="4"/>} catch (error) {</text:p>
      <text:p text:style-name="P15"><text:s text:c="6"/>return { success: false, message: 'Erro ao deletar o registro.', error };</text:p>
      <text:p text:style-name="P15"><text:s text:c="4"/>}</text:p>
      <text:p text:style-name="P15"><text:s text:c="2"/>}</text:p>
      <text:p text:style-name="P15">}</text:p>
      <text:p text:style-name="P15"/>
      <text:p text:style-name="P17"><text:span text:style-name="T32">export default SimulacaoBeneficio;", por favor, corrija o código a seguir do frontend </text:span><text:span text:style-name="T42">informado anteriormente, </text:span><text:span text:style-name="T39">substitui</text:span><text:span text:style-name="T40">ndo </text:span><text:span text:style-name="Source_20_Text"><text:span text:style-name="T43">'/api/simulacoes'</text:span></text:span><text:span text:style-name="T41"> </text:span><text:span text:style-name="T39">pelos endpoints corretos da API</text:span> , <text:span text:style-name="T42">retornando o código completo do frontend:</text:span></text:p>
      <text:p text:style-name="P17"/>
      <text:p text:style-name="P17">“<text:span text:style-name="T4">import</text:span><text:span text:style-name="T5"> </text:span><text:span text:style-name="T9">React</text:span><text:span text:style-name="T5">, { </text:span><text:span text:style-name="T9">useState</text:span><text:span text:style-name="T5">, </text:span><text:span text:style-name="T9">useEffect</text:span><text:span text:style-name="T5"> } </text:span><text:span text:style-name="T4">from</text:span><text:span text:style-name="T5"> </text:span><text:span text:style-name="T12">'react'</text:span><text:span text:style-name="T5">;</text:span></text:p>
      <text:p text:style-name="P3"><text:span text:style-name="T2">import</text:span> { <text:span text:style-name="T7">useNavigate</text:span> } <text:span text:style-name="T2">from</text:span> <text:span text:style-name="T10">'react-router-dom'</text:span>;</text:p>
      <text:p text:style-name="P3"><text:span text:style-name="T2">import</text:span> <text:span text:style-name="T7">axios</text:span> <text:span text:style-name="T2">from</text:span> <text:span text:style-name="T10">'axios'</text:span>; <text:span text:style-name="T25">// Importe o Axios</text:span></text:p>
      <text:p text:style-name="P14"/>
      <text:p text:style-name="P3"><text:span text:style-name="T13">function</text:span> <text:span text:style-name="T15">SimulePage</text:span>() {</text:p>
      <text:p text:style-name="P10">  <text:span text:style-name="T14">const</text:span><text:span text:style-name="T18"> </text:span><text:span text:style-name="T16">navigate</text:span><text:span text:style-name="T18"> </text:span><text:span text:style-name="T24">=</text:span><text:span text:style-name="T18"> </text:span><text:span text:style-name="T16">useNavigate</text:span><text:span text:style-name="T18">();</text:span></text:p>
      <text:p text:style-name="P14"/>
      <text:p text:style-name="P10">  <text:span text:style-name="T14">const</text:span><text:span text:style-name="T18"> [</text:span><text:span text:style-name="T29">mesAno</text:span><text:span text:style-name="T18">, </text:span><text:span text:style-name="T16">setMesAno</text:span><text:span text:style-name="T18">] </text:span><text:span text:style-name="T24">=</text:span><text:span text:style-name="T18"> </text:span><text:span text:style-name="T16">useState</text:span><text:span text:style-name="T18">([]);</text:span></text:p>
      <text:p text:style-name="P10">  <text:span text:style-name="T14">const</text:span><text:span text:style-name="T18"> [</text:span><text:span text:style-name="T29">salario</text:span><text:span text:style-name="T18">, </text:span><text:span text:style-name="T16">setSalario</text:span><text:span text:style-name="T18">] </text:span><text:span text:style-name="T24">=</text:span><text:span text:style-name="T18"> </text:span><text:span text:style-name="T16">useState</text:span><text:span text:style-name="T18">([]);</text:span></text:p>
      <text:p text:style-name="P14"/>
      <text:p text:style-name="P10">  <text:span text:style-name="T16">useEffect</text:span><text:span text:style-name="T18">(() </text:span><text:span text:style-name="T14">=&gt;</text:span><text:span text:style-name="T18"> {</text:span></text:p>
      <text:p text:style-name="P10">    <text:span text:style-name="T26">// Faça uma solicitação GET à sua API para obter dados iniciais, se necessário</text:span></text:p>
      <text:p text:style-name="P10">    <text:span text:style-name="T29">axios</text:span><text:span text:style-name="T18">.</text:span><text:span text:style-name="T16">get</text:span><text:span text:style-name="T18">(</text:span><text:span text:style-name="T11">'/api/simulacoes'</text:span><text:span text:style-name="T18">) </text:span><text:span text:style-name="T26">// Substitua '/api/simulacoes' pelo endpoint correto da sua API</text:span></text:p>
      <text:p text:style-name="P10">      <text:span text:style-name="T18">.</text:span><text:span text:style-name="T16">then</text:span><text:span text:style-name="T18">((</text:span><text:span text:style-name="T8">response</text:span><text:span text:style-name="T18">) </text:span><text:span text:style-name="T14">=&gt;</text:span><text:span text:style-name="T18"> {</text:span></text:p>
      <text:p text:style-name="P10">        <text:span text:style-name="T14">const</text:span><text:span text:style-name="T18"> </text:span><text:span text:style-name="T29">data</text:span><text:span text:style-name="T18"> </text:span><text:span text:style-name="T24">=</text:span><text:span text:style-name="T18"> </text:span><text:span text:style-name="T8">response</text:span><text:span text:style-name="T18">.</text:span><text:span text:style-name="T8">data</text:span><text:span text:style-name="T18">;</text:span></text:p>
      <text:p text:style-name="P10">        <text:span text:style-name="T26">// Atualize o estado com os dados obtidos da API</text:span></text:p>
      <text:p text:style-name="P10">        <text:span text:style-name="T16">setMesAno</text:span><text:span text:style-name="T18">(</text:span><text:span text:style-name="T29">data</text:span><text:span text:style-name="T18">.</text:span><text:span text:style-name="T8">mesAno</text:span><text:span text:style-name="T18">);</text:span></text:p>
      <text:p text:style-name="P10">        <text:span text:style-name="T16">setSalario</text:span><text:span text:style-name="T18">(</text:span><text:span text:style-name="T29">data</text:span><text:span text:style-name="T18">.</text:span><text:span text:style-name="T8">salario</text:span><text:span text:style-name="T18">);</text:span></text:p>
      <text:p text:style-name="P10">      <text:span text:style-name="T18">})</text:span></text:p>
      <text:p text:style-name="P10">      <text:span text:style-name="T18">.</text:span><text:span text:style-name="T16">catch</text:span><text:span text:style-name="T18">((</text:span><text:span text:style-name="T8">error</text:span><text:span text:style-name="T18">) </text:span><text:span text:style-name="T14">=&gt;</text:span><text:span text:style-name="T18"> {</text:span></text:p>
      <text:p text:style-name="P10">        <text:span text:style-name="T8">console</text:span><text:span text:style-name="T18">.</text:span><text:span text:style-name="T16">error</text:span><text:span text:style-name="T18">(</text:span><text:span text:style-name="T11">'Erro ao obter dados da API'</text:span><text:span text:style-name="T18">, </text:span><text:span text:style-name="T8">error</text:span><text:span text:style-name="T18">);</text:span></text:p>
      <text:p text:style-name="P10">      <text:span text:style-name="T18">});</text:span></text:p>
      <text:p text:style-name="P10">  <text:span text:style-name="T18">}, []); </text:span><text:span text:style-name="T26">// O segundo argumento vazio [] garante que essa ação só seja executada uma vez ao carregar o componente</text:span></text:p>
      <text:p text:style-name="P14"/>
      <text:p text:style-name="P10">  <text:span text:style-name="T14">const</text:span><text:span text:style-name="T18"> </text:span><text:span text:style-name="T16">adicionarLinha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16">setMesAno</text:span><text:span text:style-name="T18">([</text:span><text:span text:style-name="T24">...</text:span><text:span text:style-name="T29">mesAno</text:span><text:span text:style-name="T18">, </text:span><text:span text:style-name="T11">''</text:span><text:span text:style-name="T18">]);</text:span></text:p>
      <text:p text:style-name="P10">    <text:span text:style-name="T16">setSalario</text:span><text:span text:style-name="T18">([</text:span><text:span text:style-name="T24">...</text:span><text:span text:style-name="T29">salario</text:span><text:span text:style-name="T18">, </text:span><text:span text:style-name="T11">''</text:span><text:span text:style-name="T18">]);</text:span></text:p>
      <text:p text:style-name="P10">  <text:span text:style-name="T18">};</text:span></text:p>
      <text:p text:style-name="P14"/>
      <text:p text:style-name="P10">  <text:span text:style-name="T14">const</text:span><text:span text:style-name="T18"> </text:span><text:span text:style-name="T16">handleNavigationToResultado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26">// Aqui você pode montar os dados que deseja enviar para a API, por exemplo:</text:span></text:p>
      <text:p text:style-name="P10">    <text:span text:style-name="T14">const</text:span><text:span text:style-name="T18"> </text:span><text:span text:style-name="T29">data</text:span><text:span text:style-name="T18"> </text:span><text:span text:style-name="T24">=</text:span><text:span text:style-name="T18"> {</text:span></text:p>
      <text:p text:style-name="P10">      <text:span text:style-name="T8">mesAno:</text:span><text:span text:style-name="T18"> </text:span><text:span text:style-name="T29">mesAno</text:span><text:span text:style-name="T18">,</text:span></text:p>
      <text:p text:style-name="P10">      <text:span text:style-name="T8">salario:</text:span><text:span text:style-name="T18"> </text:span><text:span text:style-name="T29">salario</text:span><text:span text:style-name="T18">,</text:span></text:p>
      <text:p text:style-name="P10">      <text:span text:style-name="T26">// Outros dados que deseja enviar, como a data de nascimento e o gênero</text:span></text:p>
      <text:p text:style-name="P10">    <text:span text:style-name="T18">};</text:span></text:p>
      <text:p text:style-name="P14"/>
      <text:p text:style-name="P10"><text:soft-page-break/>    <text:span text:style-name="T26">// Faça uma solicitação POST à sua API para enviar os dados</text:span></text:p>
      <text:p text:style-name="P10">    <text:span text:style-name="T29">axios</text:span><text:span text:style-name="T18">.</text:span><text:span text:style-name="T16">post</text:span><text:span text:style-name="T18">(</text:span><text:span text:style-name="T11">'/api/simulacoes'</text:span><text:span text:style-name="T18">, </text:span><text:span text:style-name="T29">data</text:span><text:span text:style-name="T18">) </text:span><text:span text:style-name="T26">// Substitua '/api/simulacoes' pelo endpoint correto da sua API</text:span></text:p>
      <text:p text:style-name="P10">      <text:span text:style-name="T18">.</text:span><text:span text:style-name="T16">then</text:span><text:span text:style-name="T18">((</text:span><text:span text:style-name="T8">response</text:span><text:span text:style-name="T18">) </text:span><text:span text:style-name="T14">=&gt;</text:span><text:span text:style-name="T18"> {</text:span></text:p>
      <text:p text:style-name="P10">        <text:span text:style-name="T26">// Lide com a resposta da API, redirecione para a página de resultado, etc.</text:span></text:p>
      <text:p text:style-name="P10">        <text:span text:style-name="T16">navigate</text:span><text:span text:style-name="T18">(</text:span><text:span text:style-name="T11">'/resultado'</text:span><text:span text:style-name="T18">);</text:span></text:p>
      <text:p text:style-name="P10">      <text:span text:style-name="T18">})</text:span></text:p>
      <text:p text:style-name="P10">      <text:span text:style-name="T18">.</text:span><text:span text:style-name="T16">catch</text:span><text:span text:style-name="T18">((</text:span><text:span text:style-name="T8">error</text:span><text:span text:style-name="T18">) </text:span><text:span text:style-name="T14">=&gt;</text:span><text:span text:style-name="T18"> {</text:span></text:p>
      <text:p text:style-name="P10">        <text:span text:style-name="T8">console</text:span><text:span text:style-name="T18">.</text:span><text:span text:style-name="T16">error</text:span><text:span text:style-name="T18">(</text:span><text:span text:style-name="T11">'Erro ao enviar dados para a API'</text:span><text:span text:style-name="T18">, </text:span><text:span text:style-name="T8">error</text:span><text:span text:style-name="T18">);</text:span></text:p>
      <text:p text:style-name="P10">      <text:span text:style-name="T18">});</text:span></text:p>
      <text:p text:style-name="P10">  <text:span text:style-name="T18">};</text:span></text:p>
      <text:p text:style-name="P14"/>
      <text:p text:style-name="P10"> <text:span text:style-name="T3">return</text:span><text:span text:style-name="T18"> (</text:span></text:p>
      <text:p text:style-name="P10">    <text:span text:style-name="T20">&lt;</text:span><text:span text:style-name="T14">div</text:span><text:span text:style-name="T20">&gt;</text:span></text:p>
      <text:p text:style-name="P10">      <text:span text:style-name="T20">&lt;</text:span><text:span text:style-name="T14">h1</text:span><text:span text:style-name="T20">&gt;</text:span><text:span text:style-name="T18">Simule: calcule sua aposentadoria aqui!</text:span><text:span text:style-name="T20">&lt;/</text:span><text:span text:style-name="T14">h1</text:span><text:span text:style-name="T20">&gt;</text:span></text:p>
      <text:p text:style-name="P10">      <text:span text:style-name="T20">&lt;</text:span><text:span text:style-name="T14">blockquote</text:span><text:span text:style-name="T18"> </text:span><text:span text:style-name="T8">className</text:span><text:span text:style-name="T24">=</text:span><text:span text:style-name="T11">"item"</text:span><text:span text:style-name="T20">&gt;</text:span></text:p>
      <text:p text:style-name="P10">        <text:span text:style-name="T20">&lt;</text:span><text:span text:style-name="T14">p</text:span><text:span text:style-name="T20">&gt;</text:span><text:span text:style-name="T18">A partir da Emenda Constitucional 103/2019 (</text:span><text:span text:style-name="T20">&lt;</text:span><text:span text:style-name="T14">a</text:span></text:p>
      <text:p text:style-name="P10">          <text:span text:style-name="T8">href</text:span><text:span text:style-name="T24">=</text:span><text:span text:style-name="T11">"https://www.planalto.gov.br/ccivil_03/Constituicao/Emendas/Emc/emc103.htm"</text:span><text:span text:style-name="T18"> </text:span><text:span text:style-name="T8">target</text:span><text:span text:style-name="T24">=</text:span><text:span text:style-name="T11">"_blank"</text:span><text:span text:style-name="T20">&gt;</text:span><text:span text:style-name="T18">Emenda</text:span></text:p>
      <text:p text:style-name="P10">          <text:span text:style-name="T18">Constitucional 103/2019</text:span><text:span text:style-name="T20">&lt;/</text:span><text:span text:style-name="T14">a</text:span><text:span text:style-name="T20">&gt;</text:span><text:span text:style-name="T18">), que entrou em vigor em 13 de novembro de 2019, </text:span><text:span text:style-name="T20">&lt;</text:span><text:span text:style-name="T14">strong</text:span><text:span text:style-name="T20">&gt;</text:span><text:span text:style-name="T18">o cálculo da</text:span></text:p>
      <text:p text:style-name="P10">          <text:span text:style-name="T18">aposentadoria</text:span><text:span text:style-name="T20">&lt;/</text:span><text:span text:style-name="T14">strong</text:span><text:span text:style-name="T20">&gt;</text:span><text:span text:style-name="T18"> para os trabalhadores que ingressaram no sistema previdenciário após a vigência da</text:span></text:p>
      <text:p text:style-name="P10">          <text:span text:style-name="T18">reforma </text:span><text:span text:style-name="T20">&lt;</text:span><text:span text:style-name="T14">strong</text:span><text:span text:style-name="T20">&gt;</text:span><text:span text:style-name="T18">mudou</text:span><text:span text:style-name="T20">&lt;/</text:span><text:span text:style-name="T14">strong</text:span><text:span text:style-name="T20">&gt;</text:span><text:span text:style-name="T18"> em relação ao modelo anterior.</text:span><text:span text:style-name="T20">&lt;/</text:span><text:span text:style-name="T14">p</text:span><text:span text:style-name="T20">&gt;</text:span></text:p>
      <text:p text:style-name="P10">        <text:span text:style-name="T20">&lt;</text:span><text:span text:style-name="T14">p</text:span><text:span text:style-name="T20">&gt;</text:span><text:span text:style-name="T18">Agora, o trabalhador precisará atingir a </text:span><text:span text:style-name="T20">&lt;</text:span><text:span text:style-name="T14">strong</text:span><text:span text:style-name="T20">&gt;</text:span><text:span text:style-name="T18">idade</text:span></text:p>
      <text:p text:style-name="P10">          <text:span text:style-name="T18">mínima</text:span><text:span text:style-name="T20">&lt;/</text:span><text:span text:style-name="T14">strong</text:span><text:span text:style-name="T20">&gt;</text:span><text:span text:style-name="T18"> de 62 anos, se mulher, e 65 anos, se homem, além de ter no mínimo 15 anos de</text:span></text:p>
      <text:p text:style-name="P10">          <text:span text:style-name="T20">&lt;</text:span><text:span text:style-name="T14">strong</text:span><text:span text:style-name="T20">&gt;</text:span><text:span text:style-name="T18">contribuição</text:span><text:span text:style-name="T20">&lt;/</text:span><text:span text:style-name="T14">strong</text:span><text:span text:style-name="T20">&gt;</text:span></text:p>
      <text:p text:style-name="P10">          <text:span text:style-name="T18">para a</text:span></text:p>
      <text:p text:style-name="P10">          <text:span text:style-name="T18">Previdência Social, se mulher e 20 anos no caso de homem. Para esses casos, o cálculo do benefício</text:span></text:p>
      <text:p text:style-name="P10">          <text:span text:style-name="T18">previdenciário passou a ser feito com base na média aritmética simples de todos os salários de</text:span></text:p>
      <text:p text:style-name="P10">          <text:span text:style-name="T18">contribuição do trabalhador desde julho de 1994, corrigidos mês a mês pelo fator de atualização</text:span></text:p>
      <text:p text:style-name="P10">          <text:span text:style-name="T18">fornecido pelo governo, com base no inpc acumulado. O valor do benefício, então, será equivalente a</text:span></text:p>
      <text:p text:style-name="P10">          <text:span text:style-name="T18">60%</text:span></text:p>
      <text:p text:style-name="P10">          <text:span text:style-name="T18">da média salarial, acrescido de 2% para cada ano de contribuição que exceder o tempo mínimo de 15 ou</text:span></text:p>
      <text:p text:style-name="P10">          <text:span text:style-name="T18">20</text:span></text:p>
      <text:p text:style-name="P10">          <text:span text:style-name="T18">anos, respectivamente, se mulher ou homem.</text:span></text:p>
      <text:p text:style-name="P10">        <text:span text:style-name="T20">&lt;/</text:span><text:span text:style-name="T14">p</text:span><text:span text:style-name="T20">&gt;</text:span></text:p>
      <text:p text:style-name="P10">        <text:span text:style-name="T20">&lt;</text:span><text:span text:style-name="T14">p</text:span><text:span text:style-name="T20">&gt;&lt;</text:span><text:span text:style-name="T14">i</text:span><text:span text:style-name="T20">&gt;</text:span><text:span text:style-name="T18">Na secção abaixo, disponibilizamos um recurso que ajudará</text:span></text:p>
      <text:p text:style-name="P10">          <text:span text:style-name="T18">o</text:span></text:p>
      <text:p text:style-name="P10">          <text:span text:style-name="T18">beneficiário da previdência a fazer uma simulação de cálculo do seu benefício, devendo para</text:span></text:p>
      <text:p text:style-name="P10">          <text:span text:style-name="T18">tanto</text:span></text:p>
      <text:p text:style-name="P10">          <text:span text:style-name="T18">preencher os dados necessários (salários de contribuição, data de nascimento e sexo) e clicar em 'Enviar</text:span></text:p>
      <text:p text:style-name="P10">          <text:span text:style-name="T18">dados e Simular'.</text:span><text:span text:style-name="T20">&lt;/</text:span><text:span text:style-name="T14">i</text:span><text:span text:style-name="T20">&gt;&lt;/</text:span><text:span text:style-name="T14">p</text:span><text:span text:style-name="T20">&gt;</text:span></text:p>
      <text:p text:style-name="P10"><text:soft-page-break/>      <text:span text:style-name="T20">&lt;/</text:span><text:span text:style-name="T14">blockquote</text:span><text:span text:style-name="T20">&gt;</text:span></text:p>
      <text:p text:style-name="P14"/>
      <text:p text:style-name="P10">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corpo"</text:span><text:span text:style-name="T20">&gt;</text:span></text:p>
      <text:p text:style-name="P10">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imagem"</text:span><text:span text:style-name="T20">&gt;</text:span></text:p>
      <text:p text:style-name="P10">          <text:span text:style-name="T14">{</text:span><text:span text:style-name="T26">/* Conteúdo da imagem */</text:span><text:span text:style-name="T14">}</text:span></text:p>
      <text:p text:style-name="P10">        <text:span text:style-name="T20">&lt;/</text:span><text:span text:style-name="T14">div</text:span><text:span text:style-name="T20">&gt;</text:span></text:p>
      <text:p text:style-name="P14"/>
      <text:p text:style-name="P10">        <text:span text:style-name="T20">&lt;</text:span><text:span text:style-name="T14">form</text:span><text:span text:style-name="T18"> </text:span><text:span text:style-name="T8">id</text:span><text:span text:style-name="T24">=</text:span><text:span text:style-name="T11">"formulario"</text:span><text:span text:style-name="T18"> </text:span><text:span text:style-name="T8">action</text:span><text:span text:style-name="T24">=</text:span><text:span text:style-name="T11">"/simule"</text:span><text:span text:style-name="T18"> </text:span><text:span text:style-name="T8">method</text:span><text:span text:style-name="T24">=</text:span><text:span text:style-name="T11">"POST"</text:span><text:span text:style-name="T20">&gt;</text:span></text:p>
      <text:p text:style-name="P10">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bloco"</text:span><text:span text:style-name="T18"> </text:span><text:span text:style-name="T8">id</text:span><text:span text:style-name="T24">=</text:span><text:span text:style-name="T11">"bloco"</text:span><text:span text:style-name="T20">&gt;</text:span></text:p>
      <text:p text:style-name="P10">            <text:span text:style-name="T20">&lt;</text:span><text:span text:style-name="T14">div</text:span><text:span text:style-name="T18"> </text:span><text:span text:style-name="T8">className</text:span><text:span text:style-name="T24">=</text:span><text:span text:style-name="T11">"tabela"</text:span><text:span text:style-name="T18"> </text:span><text:span text:style-name="T8">id</text:span><text:span text:style-name="T24">=</text:span><text:span text:style-name="T11">"minhaTabela"</text:span><text:span text:style-name="T20">&gt;</text:span></text:p>
      <text:p text:style-name="P10">              <text:span text:style-name="T20">&lt;</text:span><text:span text:style-name="T14">h2</text:span><text:span text:style-name="T20">&gt;</text:span><text:span text:style-name="T18">1. Informe o salário recebido correspondente ao mês/ano trabalhado</text:span><text:span text:style-name="T20">&lt;/</text:span><text:span text:style-name="T14">h2</text:span><text:span text:style-name="T20">&gt;</text:span></text:p>
      <text:p text:style-name="P10">              <text:span text:style-name="T20">&lt;</text:span><text:span text:style-name="T14">img</text:span><text:span text:style-name="T18"> </text:span><text:span text:style-name="T8">src</text:span><text:span text:style-name="T24">=</text:span><text:span text:style-name="T11">"img/salario.png"</text:span><text:span text:style-name="T18"> </text:span><text:span text:style-name="T8">alt</text:span><text:span text:style-name="T24">=</text:span><text:span text:style-name="T11">"flaticon"</text:span><text:span text:style-name="T18"> </text:span><text:span text:style-name="T8">width</text:span><text:span text:style-name="T24">=</text:span><text:span text:style-name="T11">"45px"</text:span><text:span text:style-name="T18"> </text:span><text:span text:style-name="T20">/&gt;</text:span></text:p>
      <text:p text:style-name="P10">              <text:span text:style-name="T20">&lt;</text:span><text:span text:style-name="T14">table</text:span><text:span text:style-name="T20">&gt;</text:span></text:p>
      <text:p text:style-name="P10">                <text:span text:style-name="T20">&lt;</text:span><text:span text:style-name="T14">thead</text:span><text:span text:style-name="T20">&gt;</text:span></text:p>
      <text:p text:style-name="P10">                  <text:span text:style-name="T20">&lt;</text:span><text:span text:style-name="T14">tr</text:span><text:span text:style-name="T20">&gt;</text:span></text:p>
      <text:p text:style-name="P10">                    <text:span text:style-name="T20">&lt;</text:span><text:span text:style-name="T14">th</text:span><text:span text:style-name="T20">&gt;</text:span></text:p>
      <text:p text:style-name="P10">                      <text:span text:style-name="T20">&lt;</text:span><text:span text:style-name="T14">h2</text:span><text:span text:style-name="T20">&gt;</text:span><text:span text:style-name="T18">MÊS / ANO</text:span><text:span text:style-name="T20">&lt;/</text:span><text:span text:style-name="T14">h2</text:span><text:span text:style-name="T20">&gt;</text:span></text:p>
      <text:p text:style-name="P10">                    <text:span text:style-name="T20">&lt;/</text:span><text:span text:style-name="T14">th</text:span><text:span text:style-name="T20">&gt;</text:span></text:p>
      <text:p text:style-name="P10">                    <text:span text:style-name="T20">&lt;</text:span><text:span text:style-name="T14">th</text:span><text:span text:style-name="T20">&gt;</text:span></text:p>
      <text:p text:style-name="P10">                      <text:span text:style-name="T20">&lt;</text:span><text:span text:style-name="T14">h2</text:span><text:span text:style-name="T20">&gt;</text:span><text:span text:style-name="T18">SALÁRIO (R$)</text:span><text:span text:style-name="T20">&lt;/</text:span><text:span text:style-name="T14">h2</text:span><text:span text:style-name="T20">&gt;</text:span></text:p>
      <text:p text:style-name="P10">                    <text:span text:style-name="T20">&lt;/</text:span><text:span text:style-name="T14">th</text:span><text:span text:style-name="T20">&gt;</text:span></text:p>
      <text:p text:style-name="P10">                  <text:span text:style-name="T20">&lt;/</text:span><text:span text:style-name="T14">tr</text:span><text:span text:style-name="T20">&gt;</text:span></text:p>
      <text:p text:style-name="P10">                <text:span text:style-name="T20">&lt;/</text:span><text:span text:style-name="T14">thead</text:span><text:span text:style-name="T20">&gt;</text:span></text:p>
      <text:p text:style-name="P10">                <text:span text:style-name="T20">&lt;</text:span><text:span text:style-name="T14">tbody</text:span><text:span text:style-name="T20">&gt;</text:span></text:p>
      <text:p text:style-name="P10">                  <text:span text:style-name="T14">{</text:span><text:span text:style-name="T29">mesAno</text:span><text:span text:style-name="T24">.</text:span><text:span text:style-name="T16">map</text:span><text:span text:style-name="T24">((</text:span><text:span text:style-name="T8">value</text:span><text:span text:style-name="T24">, </text:span><text:span text:style-name="T8">index</text:span><text:span text:style-name="T24">) </text:span><text:span text:style-name="T14">=&gt;</text:span><text:span text:style-name="T24"> (</text:span></text:p>
      <text:p text:style-name="P10"><text:span text:style-name="T23">                    </text:span><text:span text:style-name="T20">&lt;</text:span><text:span text:style-name="T14">tr</text:span><text:span text:style-name="T24"> </text:span><text:span text:style-name="T8">key</text:span><text:span text:style-name="T24">=</text:span><text:span text:style-name="T14">{</text:span><text:span text:style-name="T8">index</text:span><text:span text:style-name="T14">}</text:span><text:span text:style-name="T20">&gt;</text:span></text:p>
      <text:p text:style-name="P10"><text:span text:style-name="T23">                      </text:span><text:span text:style-name="T20">&lt;</text:span><text:span text:style-name="T14">td</text:span><text:span text:style-name="T20">&gt;</text:span></text:p>
      <text:p text:style-name="P10"><text:span text:style-name="T23">                        </text:span><text:span text:style-name="T20">&lt;</text:span><text:span text:style-name="T14">input</text:span></text:p>
      <text:p text:style-name="P10"><text:span text:style-name="T23">                          </text:span><text:span text:style-name="T8">type</text:span><text:span text:style-name="T24">=</text:span><text:span text:style-name="T11">"text"</text:span></text:p>
      <text:p text:style-name="P10"><text:span text:style-name="T23">                          </text:span><text:span text:style-name="T8">name</text:span><text:span text:style-name="T24">=</text:span><text:span text:style-name="T11">"mesAno"</text:span></text:p>
      <text:p text:style-name="P10"><text:span text:style-name="T23">                          </text:span><text:span text:style-name="T8">value</text:span><text:span text:style-name="T24">=</text:span><text:span text:style-name="T14">{</text:span><text:span text:style-name="T8">value</text:span><text:span text:style-name="T14">}</text:span></text:p>
      <text:p text:style-name="P10"><text:span text:style-name="T23">                          </text:span><text:span text:style-name="T8">onChange</text:span><text:span text:style-name="T24">=</text:span><text:span text:style-name="T14">{</text:span><text:span text:style-name="T24">(</text:span><text:span text:style-name="T8">e</text:span><text:span text:style-name="T24">) </text:span><text:span text:style-name="T14">=&gt;</text:span><text:span text:style-name="T24"> {</text:span></text:p>
      <text:p text:style-name="P10"><text:span text:style-name="T23">                            </text:span><text:span text:style-name="T14">const</text:span><text:span text:style-name="T24"> </text:span><text:span text:style-name="T29">updatedMesAno</text:span><text:span text:style-name="T24"> = [...</text:span><text:span text:style-name="T29">mesAno</text:span><text:span text:style-name="T24">];</text:span></text:p>
      <text:p text:style-name="P10"><text:span text:style-name="T23">                            </text:span><text:span text:style-name="T29">updatedMesAno</text:span><text:span text:style-name="T24">[</text:span><text:span text:style-name="T8">index</text:span><text:span text:style-name="T24">] = </text:span><text:span text:style-name="T8">e</text:span><text:span text:style-name="T24">.</text:span><text:span text:style-name="T8">target</text:span><text:span text:style-name="T24">.</text:span><text:span text:style-name="T8">value</text:span><text:span text:style-name="T24">;</text:span></text:p>
      <text:p text:style-name="P10"><text:span text:style-name="T23">                            </text:span><text:span text:style-name="T16">setMesAno</text:span><text:span text:style-name="T24">(</text:span><text:span text:style-name="T29">updatedMesAno</text:span><text:span text:style-name="T24">);</text:span></text:p>
      <text:p text:style-name="P10"><text:span text:style-name="T23">                          </text:span><text:span text:style-name="T24">}</text:span><text:span text:style-name="T14">}</text:span></text:p>
      <text:p text:style-name="P10"><text:span text:style-name="T23">                        </text:span><text:span text:style-name="T20">/&gt;</text:span></text:p>
      <text:p text:style-name="P10"><text:span text:style-name="T23">                      </text:span><text:span text:style-name="T20">&lt;/</text:span><text:span text:style-name="T14">td</text:span><text:span text:style-name="T20">&gt;</text:span></text:p>
      <text:p text:style-name="P10"><text:span text:style-name="T23">                      </text:span><text:span text:style-name="T20">&lt;</text:span><text:span text:style-name="T14">td</text:span><text:span text:style-name="T20">&gt;</text:span></text:p>
      <text:p text:style-name="P10"><text:span text:style-name="T23">                        </text:span><text:span text:style-name="T20">&lt;</text:span><text:span text:style-name="T14">input</text:span></text:p>
      <text:p text:style-name="P10"><text:span text:style-name="T23">                          </text:span><text:span text:style-name="T8">type</text:span><text:span text:style-name="T24">=</text:span><text:span text:style-name="T11">"text"</text:span></text:p>
      <text:p text:style-name="P10"><text:span text:style-name="T23">                          </text:span><text:span text:style-name="T8">name</text:span><text:span text:style-name="T24">=</text:span><text:span text:style-name="T11">"salario"</text:span></text:p>
      <text:p text:style-name="P10"><text:span text:style-name="T23">                          </text:span><text:span text:style-name="T8">value</text:span><text:span text:style-name="T24">=</text:span><text:span text:style-name="T14">{</text:span><text:span text:style-name="T29">salario</text:span><text:span text:style-name="T24">[</text:span><text:span text:style-name="T8">index</text:span><text:span text:style-name="T24">]</text:span><text:span text:style-name="T14">}</text:span></text:p>
      <text:p text:style-name="P10"><text:span text:style-name="T23">                          </text:span><text:span text:style-name="T8">onChange</text:span><text:span text:style-name="T24">=</text:span><text:span text:style-name="T14">{</text:span><text:span text:style-name="T24">(</text:span><text:span text:style-name="T8">e</text:span><text:span text:style-name="T24">) </text:span><text:span text:style-name="T14">=&gt;</text:span><text:span text:style-name="T24"> {</text:span></text:p>
      <text:p text:style-name="P10"><text:span text:style-name="T23">                            </text:span><text:span text:style-name="T14">const</text:span><text:span text:style-name="T24"> </text:span><text:span text:style-name="T29">updatedSalario</text:span><text:span text:style-name="T24"> = [...</text:span><text:span text:style-name="T29">salario</text:span><text:span text:style-name="T24">];</text:span></text:p>
      <text:p text:style-name="P10"><text:span text:style-name="T23">                            </text:span><text:span text:style-name="T29">updatedSalario</text:span><text:span text:style-name="T24">[</text:span><text:span text:style-name="T8">index</text:span><text:span text:style-name="T24">] = </text:span><text:span text:style-name="T8">e</text:span><text:span text:style-name="T24">.</text:span><text:span text:style-name="T8">target</text:span><text:span text:style-name="T24">.</text:span><text:span text:style-name="T8">value</text:span><text:span text:style-name="T24">;</text:span></text:p>
      <text:p text:style-name="P10"><text:span text:style-name="T23">                            </text:span><text:span text:style-name="T16">setSalario</text:span><text:span text:style-name="T24">(</text:span><text:span text:style-name="T29">updatedSalario</text:span><text:span text:style-name="T24">);</text:span></text:p>
      <text:p text:style-name="P10"><text:span text:style-name="T23">                          </text:span><text:span text:style-name="T24">}</text:span><text:span text:style-name="T14">}</text:span></text:p>
      <text:p text:style-name="P10"><text:span text:style-name="T23">                        </text:span><text:span text:style-name="T20">/&gt;</text:span></text:p>
      <text:p text:style-name="P10"><text:span text:style-name="T23">                      </text:span><text:span text:style-name="T20">&lt;/</text:span><text:span text:style-name="T14">td</text:span><text:span text:style-name="T20">&gt;</text:span></text:p>
      <text:p text:style-name="P10"><text:span text:style-name="T23">                    </text:span><text:span text:style-name="T20">&lt;/</text:span><text:span text:style-name="T14">tr</text:span><text:span text:style-name="T20">&gt;</text:span></text:p>
      <text:p text:style-name="P10"><text:soft-page-break/><text:span text:style-name="T23">                  </text:span><text:span text:style-name="T24">))</text:span><text:span text:style-name="T14">}</text:span></text:p>
      <text:p text:style-name="P10">                <text:span text:style-name="T20">&lt;/</text:span><text:span text:style-name="T14">tbody</text:span><text:span text:style-name="T20">&gt;</text:span></text:p>
      <text:p text:style-name="P10">              <text:span text:style-name="T20">&lt;/</text:span><text:span text:style-name="T14">table</text:span><text:span text:style-name="T20">&gt;</text:span></text:p>
      <text:p text:style-name="P10">              <text:span text:style-name="T20">&lt;</text:span><text:span text:style-name="T14">table</text:span><text:span text:style-name="T18"> </text:span><text:span text:style-name="T8">id</text:span><text:span text:style-name="T24">=</text:span><text:span text:style-name="T11">""</text:span><text:span text:style-name="T20">&gt;&lt;/</text:span><text:span text:style-name="T14">table</text:span><text:span text:style-name="T20">&gt;</text:span></text:p>
      <text:p text:style-name="P10">  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button"</text:span><text:span text:style-name="T18"> </text:span><text:span text:style-name="T8">id</text:span><text:span text:style-name="T24">=</text:span><text:span text:style-name="T11">"adicionarLinha"</text:span><text:span text:style-name="T18"> </text:span><text:span text:style-name="T8">onClick</text:span><text:span text:style-name="T24">=</text:span><text:span text:style-name="T14">{</text:span><text:span text:style-name="T16">adicionarLinha</text:span><text:span text:style-name="T14">}</text:span><text:span text:style-name="T20">&gt;</text:span><text:span text:style-name="T18">Adicionar Linha na Tabela</text:span><text:span text:style-name="T20">&lt;/</text:span><text:span text:style-name="T14">button</text:span><text:span text:style-name="T20">&gt;</text:span></text:p>
      <text:p text:style-name="P10">              <text:span text:style-name="T20">&lt;</text:span><text:span text:style-name="T14">button</text:span><text:span text:style-name="T18"> </text:span><text:span text:style-name="T8">type</text:span><text:span text:style-name="T24">=</text:span><text:span text:style-name="T11">"button"</text:span><text:span text:style-name="T18"> </text:span><text:span text:style-name="T8">onClick</text:span><text:span text:style-name="T24">=</text:span><text:span text:style-name="T14">{</text:span><text:span text:style-name="T16">handleNavigationToResultado</text:span><text:span text:style-name="T14">}</text:span><text:span text:style-name="T20">&gt;</text:span><text:span text:style-name="T18">Ir para Resultado</text:span><text:span text:style-name="T20">&lt;/</text:span><text:span text:style-name="T14">button</text:span><text:span text:style-name="T20">&gt;</text:span></text:p>
      <text:p text:style-name="P10">            <text:span text:style-name="T20">&lt;/</text:span><text:span text:style-name="T14">div</text:span><text:span text:style-name="T20">&gt;</text:span></text:p>
      <text:p text:style-name="P10">          <text:span text:style-name="T20">&lt;/</text:span><text:span text:style-name="T14">div</text:span><text:span text:style-name="T20">&gt;</text:span></text:p>
      <text:p text:style-name="P10">        <text:span text:style-name="T20">&lt;/</text:span><text:span text:style-name="T14">form</text:span><text:span text:style-name="T20">&gt;</text:span></text:p>
      <text:p text:style-name="P10">      <text:span text:style-name="T20">&lt;/</text:span><text:span text:style-name="T14">div</text:span><text:span text:style-name="T20">&gt;</text:span></text:p>
      <text:p text:style-name="P10">    <text:span text:style-name="T20">&lt;/</text:span><text:span text:style-name="T14">div</text:span><text:span text:style-name="T20">&gt;</text:span></text:p>
      <text:p text:style-name="P10">  <text:span text:style-name="T18">);</text:span></text:p>
      <text:p text:style-name="P3">}</text:p>
      <text:p text:style-name="P17"/>
      <text:p text:style-name="P15"/>
      <text:p text:style-name="Standard">………………………………………………………………………………………………………</text:p>
      <text:p text:style-name="Standard"/>
      <text:p text:style-name="P19">Segue a configuração da minha API:</text:p>
      <text:p text:style-name="P19"/>
      <text:p text:style-name="P9"><text:span text:style-name="T2">import</text:span> <text:span text:style-name="T7">mysql</text:span> <text:span text:style-name="T2">from</text:span> <text:span text:style-name="T10">'mysql2/promise'</text:span>;</text:p>
      <text:p text:style-name="P14"/>
      <text:p text:style-name="P3"><text:span text:style-name="T13">class</text:span> <text:span text:style-name="T21">SimulacaoBeneficio</text:span> {</text:p>
      <text:p text:style-name="P10">  <text:span text:style-name="T14">constructor</text:span><text:span text:style-name="T18">() {</text:span></text:p>
      <text:p text:style-name="P10">    <text:span text:style-name="T14">this</text:span><text:span text:style-name="T18">.</text:span><text:span text:style-name="T8">connection</text:span><text:span text:style-name="T18"> </text:span><text:span text:style-name="T24">=</text:span><text:span text:style-name="T18"> </text:span><text:span text:style-name="T8">mysql</text:span><text:span text:style-name="T18">.</text:span><text:span text:style-name="T16">createPool</text:span><text:span text:style-name="T18">({</text:span></text:p>
      <text:p text:style-name="P10">      <text:span text:style-name="T8">host:</text:span><text:span text:style-name="T18"> </text:span><text:span text:style-name="T11">'localhost'</text:span><text:span text:style-name="T18">,</text:span></text:p>
      <text:p text:style-name="P10">      <text:span text:style-name="T8">user:</text:span><text:span text:style-name="T18"> </text:span><text:span text:style-name="T11">'root'</text:span><text:span text:style-name="T18">,</text:span></text:p>
      <text:p text:style-name="P10">      <text:span text:style-name="T8">password:</text:span><text:span text:style-name="T18"> </text:span><text:span text:style-name="T11">''</text:span><text:span text:style-name="T18">,</text:span></text:p>
      <text:p text:style-name="P10">      <text:span text:style-name="T8">database:</text:span><text:span text:style-name="T18"> </text:span><text:span text:style-name="T11">'previdenciaaquidb'</text:span></text:p>
      <text:p text:style-name="P10">    <text:span text:style-name="T18">});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criar</text:span><text:span text:style-name="T18">(</text:span><text:span text:style-name="T8">simulacao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INSERT INTO simulacao_beneficio (tempo_contribuicao_mes, idade_aposentadoria, mes_aposentadoria, ano_aposentadoria, tempo_contribuicao_pendente_mes) VALUES (?, ?, ?, ?, ?)`</text:span><text:span text:style-name="T18">;</text:span></text:p>
      <text:p text:style-name="P10">      <text:span text:style-name="T14">const</text:span><text:span text:style-name="T18"> </text:span><text:span text:style-name="T29">values</text:span><text:span text:style-name="T18"> </text:span><text:span text:style-name="T24">=</text:span><text:span text:style-name="T18"> [</text:span></text:p>
      <text:p text:style-name="P10">        <text:span text:style-name="T8">simulacao</text:span><text:span text:style-name="T18">.</text:span><text:span text:style-name="T8">tempoContribuicaoMes</text:span><text:span text:style-name="T18">,</text:span></text:p>
      <text:p text:style-name="P10">        <text:span text:style-name="T8">simulacao</text:span><text:span text:style-name="T18">.</text:span><text:span text:style-name="T8">idadeAposentadoria</text:span><text:span text:style-name="T18">,</text:span></text:p>
      <text:p text:style-name="P10">        <text:span text:style-name="T8">simulacao</text:span><text:span text:style-name="T18">.</text:span><text:span text:style-name="T8">mesAposentadoria</text:span><text:span text:style-name="T18">,</text:span></text:p>
      <text:p text:style-name="P10">        <text:span text:style-name="T8">simulacao</text:span><text:span text:style-name="T18">.</text:span><text:span text:style-name="T8">anoAposentadoria</text:span><text:span text:style-name="T18">,</text:span></text:p>
      <text:p text:style-name="P10">        <text:span text:style-name="T8">simulacao</text:span><text:span text:style-name="T18">.</text:span><text:span text:style-name="T8">tempoContribuicaoPendenteMes</text:span><text:span text:style-name="T18">,</text:span></text:p>
      <text:p text:style-name="P10">      <text:span text:style-name="T18">];</text:span></text:p>
      <text:p text:style-name="P14"/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</text:span><text:span text:style-name="T29">values</text:span><text:span text:style-name="T18">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affectedRows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message:</text:span><text:span text:style-name="T18"> </text:span><text:span text:style-name="T11">'Registro criado com sucesso.'</text:span><text:span text:style-name="T18"> };</text:span></text:p>
      <text:p text:style-name="P10">      <text:span text:style-name="T18">} </text:span><text:span text:style-name="T3">else</text:span><text:span text:style-name="T18"> {</text:span></text:p>
      <text:p text:style-name="P10"><text:soft-page-break/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Não foi possível criar o registr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cri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listarTodos</text:span><text:span text:style-name="T18">(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SELECT * FROM simulacao_beneficio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query</text:span><text:span text:style-name="T18">(</text:span><text:span text:style-name="T29">sql</text:span><text:span text:style-name="T18">);</text:span></text:p>
      <text:p text:style-name="P14"/>
      <text:p text:style-name="P10">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data:</text:span><text:span text:style-name="T18"> </text:span><text:span text:style-name="T29">rows</text:span><text:span text:style-name="T18"> };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listar os registros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consultarPorId</text:span><text:span text:style-name="T18">(</text:span><text:span text:style-name="T8">id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SELECT * FROM simulacao_beneficio WHERE id = ?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[</text:span><text:span text:style-name="T8">id</text:span><text:span text:style-name="T18">]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length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data:</text:span><text:span text:style-name="T18"> </text:span><text:span text:style-name="T29">rows</text:span><text:span text:style-name="T18">[</text:span><text:span text:style-name="T34">0</text:span><text:span text:style-name="T18">] };</text:span></text:p>
      <text:p text:style-name="P10">      <text:span text:style-name="T18">} </text:span><text:span text:style-name="T3">else</text:span><text:span text:style-name="T18">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Registro não encontrad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consult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14"/>
      <text:p text:style-name="P10">  <text:span text:style-name="T14">async</text:span><text:span text:style-name="T18"> </text:span><text:span text:style-name="T16">deletar</text:span><text:span text:style-name="T18">(</text:span><text:span text:style-name="T8">id</text:span><text:span text:style-name="T18">) {</text:span></text:p>
      <text:p text:style-name="P10">    <text:span text:style-name="T3">try</text:span><text:span text:style-name="T18"> {</text:span></text:p>
      <text:p text:style-name="P10">      <text:span text:style-name="T14">const</text:span><text:span text:style-name="T18"> </text:span><text:span text:style-name="T29">sql</text:span><text:span text:style-name="T18"> </text:span><text:span text:style-name="T24">=</text:span><text:span text:style-name="T18"> </text:span><text:span text:style-name="T11">`DELETE FROM simulacao_beneficio WHERE id = ?`</text:span><text:span text:style-name="T18">;</text:span></text:p>
      <text:p text:style-name="P10">      <text:span text:style-name="T14">const</text:span><text:span text:style-name="T18"> [</text:span><text:span text:style-name="T29">rows</text:span><text:span text:style-name="T18">] </text:span><text:span text:style-name="T24">=</text:span><text:span text:style-name="T18"> </text:span><text:span text:style-name="T3">await</text:span><text:span text:style-name="T18"> </text:span><text:span text:style-name="T14">this</text:span><text:span text:style-name="T18">.</text:span><text:span text:style-name="T8">connection</text:span><text:span text:style-name="T18">.</text:span><text:span text:style-name="T16">execute</text:span><text:span text:style-name="T18">(</text:span><text:span text:style-name="T29">sql</text:span><text:span text:style-name="T18">, [</text:span><text:span text:style-name="T8">id</text:span><text:span text:style-name="T18">]);</text:span></text:p>
      <text:p text:style-name="P14"/>
      <text:p text:style-name="P10">      <text:span text:style-name="T3">if</text:span><text:span text:style-name="T18"> (</text:span><text:span text:style-name="T29">rows</text:span><text:span text:style-name="T18">.</text:span><text:span text:style-name="T8">affectedRows</text:span><text:span text:style-name="T18"> </text:span><text:span text:style-name="T24">===</text:span><text:span text:style-name="T18"> </text:span><text:span text:style-name="T34">1</text:span><text:span text:style-name="T18">)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true</text:span><text:span text:style-name="T18">, </text:span><text:span text:style-name="T8">message:</text:span><text:span text:style-name="T18"> </text:span><text:span text:style-name="T11">'Registro deletado com sucesso.'</text:span><text:span text:style-name="T18"> };</text:span></text:p>
      <text:p text:style-name="P10">      <text:span text:style-name="T18">} </text:span><text:span text:style-name="T3">else</text:span><text:span text:style-name="T18"> {</text:span></text:p>
      <text:p text:style-name="P10">  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Registro não encontrado.'</text:span><text:span text:style-name="T18"> };</text:span></text:p>
      <text:p text:style-name="P10">      <text:span text:style-name="T18">}</text:span></text:p>
      <text:p text:style-name="P10">    <text:span text:style-name="T18">} </text:span><text:span text:style-name="T3">catch</text:span><text:span text:style-name="T18"> (</text:span><text:span text:style-name="T8">error</text:span><text:span text:style-name="T18">) {</text:span></text:p>
      <text:p text:style-name="P10">      <text:span text:style-name="T3">return</text:span><text:span text:style-name="T18"> { </text:span><text:span text:style-name="T8">success:</text:span><text:span text:style-name="T18"> </text:span><text:span text:style-name="T14">false</text:span><text:span text:style-name="T18">, </text:span><text:span text:style-name="T8">message:</text:span><text:span text:style-name="T18"> </text:span><text:span text:style-name="T11">'Erro ao deletar o registro.'</text:span><text:span text:style-name="T18">, </text:span><text:span text:style-name="T8">error</text:span><text:span text:style-name="T18"> };</text:span></text:p>
      <text:p text:style-name="P10">    <text:span text:style-name="T18">}</text:span></text:p>
      <text:p text:style-name="P10">  <text:span text:style-name="T18">}</text:span></text:p>
      <text:p text:style-name="P3">}</text:p>
      <text:p text:style-name="P14"/>
      <text:p text:style-name="P3"><text:span text:style-name="T2">export</text:span> <text:span text:style-name="T2">default</text:span> <text:span text:style-name="T21">SimulacaoBeneficio</text:span>;</text:p>
      <text:p text:style-name="P3"/>
      <text:p text:style-name="P19"><text:soft-page-break/></text:p>
      <text:p text:style-name="P19">baseado na configuração acima da API, por favor substitua no frontend abaixo, dentro do código a seguir:</text:p>
      <text:p text:style-name="P19"/>
      <text:p text:style-name="P9"><text:span text:style-name="T15">useEffect</text:span>(() <text:span text:style-name="T13">=&gt;</text:span> {</text:p>
      <text:p text:style-name="P10">    <text:span text:style-name="T26">// Faça uma solicitação GET à sua API para obter dados iniciais, se necessário</text:span></text:p>
      <text:p text:style-name="P10">    <text:span text:style-name="T29">axios</text:span><text:span text:style-name="T18">.</text:span><text:span text:style-name="T16">get</text:span><text:span text:style-name="T18">(</text:span><text:span text:style-name="T11">'/api/simulacao_beneficio/listar'</text:span><text:span text:style-name="T18">) </text:span><text:span text:style-name="T26">// Substitua '/api/simulacao_beneficio/listar' pelo endpoint correto de listagem de simulações</text:span></text:p>
      <text:p text:style-name="P10">      <text:span text:style-name="T18">.</text:span><text:span text:style-name="T16">then</text:span><text:span text:style-name="T18">((</text:span><text:span text:style-name="T8">response</text:span><text:span text:style-name="T18">) </text:span><text:span text:style-name="T14">=&gt;</text:span><text:span text:style-name="T18"> {</text:span></text:p>
      <text:p text:style-name="P10">        <text:span text:style-name="T14">const</text:span><text:span text:style-name="T18"> </text:span><text:span text:style-name="T29">data</text:span><text:span text:style-name="T18"> </text:span><text:span text:style-name="T24">=</text:span><text:span text:style-name="T18"> </text:span><text:span text:style-name="T8">response</text:span><text:span text:style-name="T18">.</text:span><text:span text:style-name="T8">data</text:span><text:span text:style-name="T18">;</text:span></text:p>
      <text:p text:style-name="P10">        <text:span text:style-name="T26">// Atualize o estado com os dados obtidos da API</text:span></text:p>
      <text:p text:style-name="P10">        <text:span text:style-name="T16">setMesAno</text:span><text:span text:style-name="T18">(</text:span><text:span text:style-name="T29">data</text:span><text:span text:style-name="T18">.</text:span><text:span text:style-name="T8">mesAno</text:span><text:span text:style-name="T18">);</text:span></text:p>
      <text:p text:style-name="P10">        <text:span text:style-name="T16">setSalario</text:span><text:span text:style-name="T18">(</text:span><text:span text:style-name="T29">data</text:span><text:span text:style-name="T18">.</text:span><text:span text:style-name="T8">salario</text:span><text:span text:style-name="T18">);</text:span></text:p>
      <text:p text:style-name="P10">      <text:span text:style-name="T18">})</text:span></text:p>
      <text:p text:style-name="P10">      <text:span text:style-name="T18">.</text:span><text:span text:style-name="T16">catch</text:span><text:span text:style-name="T18">((</text:span><text:span text:style-name="T8">error</text:span><text:span text:style-name="T18">) </text:span><text:span text:style-name="T14">=&gt;</text:span><text:span text:style-name="T18"> {</text:span></text:p>
      <text:p text:style-name="P10">        <text:span text:style-name="T8">console</text:span><text:span text:style-name="T18">.</text:span><text:span text:style-name="T16">error</text:span><text:span text:style-name="T18">(</text:span><text:span text:style-name="T11">'Erro ao obter dados da API'</text:span><text:span text:style-name="T18">, </text:span><text:span text:style-name="T8">error</text:span><text:span text:style-name="T18">);</text:span></text:p>
      <text:p text:style-name="P10">      <text:span text:style-name="T18">});</text:span></text:p>
      <text:p text:style-name="P10">  <text:span text:style-name="T18">}, []); </text:span><text:span text:style-name="T26">// O segundo argumento vazio [] garante que essa ação só seja executada uma vez ao carregar o componente</text:span></text:p>
      <text:p text:style-name="P14"/>
      <text:p text:style-name="P10">  <text:span text:style-name="T14">const</text:span><text:span text:style-name="T18"> </text:span><text:span text:style-name="T16">adicionarLinha</text:span><text:span text:style-name="T18"> </text:span><text:span text:style-name="T24">=</text:span><text:span text:style-name="T18"> () </text:span><text:span text:style-name="T14">=&gt;</text:span><text:span text:style-name="T18"> {</text:span></text:p>
      <text:p text:style-name="P10">    <text:span text:style-name="T16">setMesAno</text:span><text:span text:style-name="T18">([</text:span><text:span text:style-name="T24">...</text:span><text:span text:style-name="T29">mesAno</text:span><text:span text:style-name="T18">, </text:span><text:span text:style-name="T11">''</text:span><text:span text:style-name="T18">]);</text:span></text:p>
      <text:p text:style-name="P10">    <text:span text:style-name="T16">setSalario</text:span><text:span text:style-name="T18">([</text:span><text:span text:style-name="T24">...</text:span><text:span text:style-name="T29">salario</text:span><text:span text:style-name="T18">, </text:span><text:span text:style-name="T11">''</text:span><text:span text:style-name="T18">]);</text:span></text:p>
      <text:p text:style-name="Standard"><text:span text:style-name="T6">  </text:span><text:span text:style-name="T5">};, </text:span><text:span text:style-name="T44">a parte </text:span><text:span text:style-name="T6"> </text:span>axios.get('/api/simulacao_beneficio/listar') pelo endpoint correto de listagem de simulações <text:span text:style-name="T45">conforme consta no código da API acima e retorne essa parte do código completa com as alterações efetuadas...</text:span></text:p>
      <text:p text:style-name="Standard"/>
      <text:p text:style-name="Standard"/>
      <text:p text:style-name="Standard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5:11:22.490000000</meta:creation-date>
    <meta:generator>LibreOffice/7.3.2.2$Windows_X86_64 LibreOffice_project/49f2b1bff42cfccbd8f788c8dc32c1c309559be0</meta:generator>
    <dc:date>2023-10-17T16:29:42.013000000</dc:date>
    <meta:editing-duration>PT56M26S</meta:editing-duration>
    <meta:editing-cycles>6</meta:editing-cycles>
    <meta:document-statistic meta:table-count="0" meta:image-count="0" meta:object-count="0" meta:page-count="20" meta:paragraph-count="796" meta:word-count="3186" meta:character-count="29626" meta:non-whitespace-character-count="22012"/>
  </office:meta>
</office:document-meta>
</file>